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itles" style:family="table">
      <style:table-properties style:width="4.4104in" table:align="margins" fo:keep-with-next="always"/>
    </style:style>
    <style:style style:name="Titles.A" style:family="table-column">
      <style:table-column-properties style:column-width="1.4986in" style:rel-column-width="22264*"/>
    </style:style>
    <style:style style:name="Titles.B" style:family="table-column">
      <style:table-column-properties style:column-width="2.9118in" style:rel-column-width="43271*"/>
    </style:style>
    <style:style style:name="Titles.A1" style:family="table-cell">
      <style:table-cell-properties fo:padding="0.0382in" fo:border="0.0069in solid #000000"/>
    </style:style>
    <style:style style:name="Titles.A2" style:family="table-cell">
      <style:table-cell-properties fo:padding="0.0382in" fo:border-left="0.0069in solid #000000" fo:border-right="none" fo:border-top="none" fo:border-bottom="0.0069in solid #000000"/>
    </style:style>
    <style:style style:name="Titles.B2" style:family="table-cell">
      <style:table-cell-properties fo:padding="0.0382in" fo:border-left="0.0069in solid #000000" fo:border-right="0.0069in solid #000000" fo:border-top="none" fo:border-bottom="0.0069in solid #000000"/>
    </style:style>
    <style:style style:name="History" style:family="table">
      <style:table-properties style:width="5.5014in" fo:margin-left="1in" fo:margin-right="0.766in" table:align="margins" fo:keep-with-next="always"/>
    </style:style>
    <style:style style:name="History.A" style:family="table-column">
      <style:table-column-properties style:column-width="0.8833in" style:rel-column-width="10522*"/>
    </style:style>
    <style:style style:name="History.B" style:family="table-column">
      <style:table-column-properties style:column-width="0.9736in" style:rel-column-width="11598*"/>
    </style:style>
    <style:style style:name="History.C" style:family="table-column">
      <style:table-column-properties style:column-width="3.6444in" style:rel-column-width="43415*"/>
    </style:style>
    <style:style style:name="History.A1" style:family="table-cell">
      <style:table-cell-properties fo:padding="0.0201in" fo:border="none"/>
    </style:style>
    <style:style style:name="History.B2" style:family="table-cell" style:data-style-name="N37">
      <style:table-cell-properties fo:padding="0.0201in" fo:border="none"/>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Preformatted_20_Text">
      <style:text-properties fo:font-weight="bold" style:font-weight-asian="bold" style:font-weight-complex="bold"/>
    </style:style>
    <style:style style:name="P11" style:family="paragraph" style:parent-style-name="Preformatted_20_Text">
      <style:text-properties fo:font-style="normal" style:font-style-asian="normal" style:font-style-complex="normal"/>
    </style:style>
    <style:style style:name="P12" style:family="paragraph" style:parent-style-name="Preformatted_20_Text">
      <style:text-properties fo:font-style="normal" fo:font-weight="bold" style:font-style-asian="normal" style:font-weight-asian="bold" style:font-style-complex="normal" style:font-weight-complex="bold"/>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5" style:family="paragraph" style:parent-style-name="Preformatted_20_Text">
      <style:text-properties fo:color="#000000" style:font-name="Courier New" fo:font-size="10pt" style:font-name-asian="Courier New" style:font-size-asian="10pt" style:font-name-complex="Courier New" style:font-size-complex="10pt"/>
    </style:style>
    <style:style style:name="P16"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7"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8" style:family="paragraph" style:parent-style-name="Preformatted_20_Text">
      <style:text-properties style:text-underline-style="non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24"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5" style:family="paragraph" style:parent-style-name="Table_20_Contents">
      <style:paragraph-properties fo:margin-left="0in" fo:margin-right="0in" fo:text-indent="0in" style:auto-text-indent="false"/>
    </style:style>
    <style:style style:name="P26" style:family="paragraph" style:parent-style-name="Heading_20_1">
      <style:paragraph-properties fo:break-before="page"/>
    </style:style>
    <style:style style:name="P27" style:family="paragraph" style:parent-style-name="Heading_20_2">
      <style:text-properties fo:language="en" fo:country="US"/>
    </style:style>
    <style:style style:name="P28" style:family="paragraph" style:parent-style-name="Heading_20_2">
      <style:text-properties fo:font-style="normal" style:font-style-asian="normal" style:font-style-complex="normal"/>
    </style:style>
    <style:style style:name="P29" style:family="paragraph" style:parent-style-name="Heading_20_2" style:master-page-name="">
      <style:paragraph-properties style:page-number="auto" fo:break-before="page"/>
      <style:text-properties fo:font-style="normal" style:font-style-asian="normal" style:font-style-complex="normal"/>
    </style:style>
    <style:style style:name="P30" style:family="paragraph" style:parent-style-name="Heading_20_3">
      <style:text-properties fo:font-style="normal" style:font-style-asian="normal" style:font-style-complex="normal"/>
    </style:style>
    <style:style style:name="P31" style:family="paragraph" style:parent-style-name="Heading_20_3">
      <style:paragraph-properties fo:break-before="page"/>
    </style:style>
    <style:style style:name="P32" style:family="paragraph" style:parent-style-name="List_20_1_20_Start">
      <style:paragraph-properties fo:margin-left="1in" fo:margin-right="0in" fo:text-indent="0in" style:auto-text-indent="false"/>
      <style:text-properties fo:font-weight="bold" style:font-weight-asian="bold" style:font-weight-complex="bold"/>
    </style:style>
    <style:style style:name="P33" style:family="paragraph" style:parent-style-name="List_20_1_20_Cont.">
      <style:paragraph-properties fo:margin-left="1in" fo:margin-right="0in" fo:text-indent="0in" style:auto-text-indent="false"/>
      <style:text-properties fo:font-weight="bold" style:font-weight-asian="bold" style:font-weight-complex="bold"/>
    </style:style>
    <style:style style:name="P34" style:family="paragraph" style:parent-style-name="List_20_1_20_Cont." style:list-style-name="">
      <style:paragraph-properties fo:margin-left="1in" fo:margin-right="0in" fo:text-indent="0in" style:auto-text-indent="false"/>
      <style:text-properties fo:font-style="normal" fo:font-weight="normal" style:font-style-asian="normal" style:font-weight-asian="normal" style:font-style-complex="normal" style:font-weight-complex="normal"/>
    </style:style>
    <style:style style:name="P35" style:family="paragraph" style:parent-style-name="Contents_20_1">
      <style:paragraph-properties>
        <style:tab-stops>
          <style:tab-stop style:position="6.2673in" style:type="right" style:leader-style="dotted" style:leader-text="."/>
        </style:tab-stops>
      </style:paragraph-properties>
    </style:style>
    <style:style style:name="P36" style:family="paragraph" style:parent-style-name="Contents_20_2">
      <style:paragraph-properties>
        <style:tab-stops>
          <style:tab-stop style:position="6.0673in" style:type="right" style:leader-style="dotted" style:leader-text="."/>
        </style:tab-stops>
      </style:paragraph-properties>
    </style:style>
    <style:style style:name="P37" style:family="paragraph" style:parent-style-name="Contents_20_3">
      <style:paragraph-properties>
        <style:tab-stops>
          <style:tab-stop style:position="5.8673in" style:type="right" style:leader-style="dotted" style:leader-text="."/>
        </style:tab-stops>
      </style:paragraph-properties>
    </style:style>
    <style:style style:name="P38" style:family="paragraph" style:parent-style-name="Preformatted_20_Text">
      <style:text-properties fo:font-style="normal" fo:font-weight="bold" style:font-style-asian="normal" style:font-weight-asian="bold" style:font-style-complex="normal" style:font-weight-complex="bold"/>
    </style:style>
    <style:style style:name="P39" style:family="paragraph" style:parent-style-name="Preformatted_20_Text">
      <style:text-properties fo:font-style="normal" style:font-style-asian="normal" style:font-style-complex="normal"/>
    </style:style>
    <style:style style:name="P40" style:family="paragraph" style:parent-style-name="Preformatted_20_Text">
      <style:text-properties fo:font-style="normal" fo:font-weight="normal" style:font-style-asian="normal" style:font-weight-asian="normal" style:font-style-complex="normal" style:font-weight-complex="normal"/>
    </style:style>
    <style:style style:name="P41"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text-underline-style="none"/>
    </style:style>
    <style:style style:name="T9" style:family="text">
      <style:text-properties fo:font-weight="bold" style:font-weight-asian="bold" style:font-weight-complex="bold"/>
    </style:style>
    <style:style style:name="T10" style:family="text">
      <style:text-properties style:font-name="Courier New" fo:font-size="10pt" style:font-name-asian="Courier New" style:font-size-asian="10pt" style:font-name-complex="Courier New" style:font-size-complex="10pt"/>
    </style:style>
    <style:style style:name="T11" style:family="text">
      <style:text-properties style:font-name="Courier New" fo:font-style="normal" fo:font-weight="normal" style:font-style-asian="normal" style:font-weight-asian="normal" style:font-style-complex="normal" style:font-weight-complex="normal"/>
    </style:style>
    <style:style style:name="T12" style:family="text">
      <style:text-properties style:font-name="Courier New" fo:font-style="normal" style:font-style-asian="normal" style:font-style-complex="normal"/>
    </style:style>
    <style:style style:name="T13" style:family="text">
      <style:text-properties style:use-window-font-color="true" style:font-name="Courier New" fo:font-size="10pt" style:font-name-asian="Courier New" style:font-size-asian="10pt" style:font-name-complex="Courier New" style:font-size-complex="10pt"/>
    </style:style>
    <style:style style:name="T14" style:family="text">
      <style:text-properties fo:color="#141312"/>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style:font-name="CMR10" fo:font-size="10pt" style:font-name-asian="CMR10" style:font-size-asian="10pt" style:font-name-complex="CMR10" style:font-size-complex="10pt"/>
    </style:style>
    <style:style style:name="T18" style:family="text">
      <style:text-properties style:font-name="CMR10" fo:font-size="10pt" fo:language="en" fo:country="US" style:font-name-asian="CMR10" style:font-size-asian="10pt" style:font-name-complex="CMR10" style:font-size-complex="10pt"/>
    </style:style>
    <style:style style:name="T19" style:family="text">
      <style:text-properties style:font-name="CMR10" fo:font-size="10pt" fo:language="en" fo:country="US" fo:font-style="italic" style:font-name-asian="CMR10" style:font-size-asian="10pt" style:font-style-asian="italic" style:font-name-complex="CMR10" style:font-size-complex="10pt" style:font-style-complex="italic"/>
    </style:style>
    <style:style style:name="T20" style:family="text">
      <style:text-properties style:text-underline-style="solid" style:text-underline-width="auto" style:text-underline-color="font-color"/>
    </style:style>
    <style:style style:name="T21" style:family="text">
      <style:text-properties style:font-name="Arial1" fo:font-style="normal" fo:font-weight="normal" style:font-style-asian="normal" style:font-weight-asian="normal" style:font-style-complex="normal" style:font-weight-complex="normal"/>
    </style:style>
    <style:style style:name="T22" style:family="text">
      <style:text-properties style:font-name="Arial1" fo:font-style="normal" style:font-style-asian="normal" style:font-style-complex="normal"/>
    </style:style>
    <style:style style:name="T23" style:family="text">
      <style:text-properties style:font-name="Arial1" fo:font-style="italic" fo:font-weight="normal" style:font-style-asian="italic" style:font-weight-asian="normal" style:font-style-complex="italic" style:font-weight-complex="normal"/>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4102in" draw:z-index="0">
        <draw:text-box fo:min-height="1.1835in">
          <table:table table:name="Titles" table:style-name="Titles">
            <table:table-column table:style-name="Titles.A"/>
            <table:table-column table:style-name="Titles.B"/>
            <table:table-row>
              <table:table-cell table:style-name="Titles.A1" table:number-columns-spanned="2" office:value-type="string">
                <text:p text:style-name="P9">VDMJ User Guide</text:p>
              </table:table-cell>
              <table:covered-table-cell/>
            </table:table-row>
            <table:table-row>
              <table:table-cell table:style-name="Titles.A2" office:value-type="string">
                <text:p text:style-name="Table_20_Contents">Author</text:p>
              </table:table-cell>
              <table:table-cell table:style-name="Titles.B2" office:value-type="string">
                <text:p text:style-name="Table_20_Contents">Nick Battle</text:p>
              </table:table-cell>
            </table:table-row>
            <table:table-row>
              <table:table-cell table:style-name="Titles.A2" office:value-type="string">
                <text:p text:style-name="Table_20_Contents">Date</text:p>
              </table:table-cell>
              <table:table-cell table:style-name="Titles.B2" office:value-type="string">
                <text:p text:style-name="Table_20_Contents"><text:modification-date style:data-style-name="N37">28/01/11</text:modification-date></text:p>
              </table:table-cell>
            </table:table-row>
            <table:table-row>
              <table:table-cell table:style-name="Titles.A2" office:value-type="string">
                <text:p text:style-name="Table_20_Contents">Issue</text:p>
              </table:table-cell>
              <table:table-cell table:style-name="Titles.B2" office:value-type="string">
                <text:p text:style-name="Table_20_Contents"><text:user-defined style:data-style-name="N0" text:name="Info 1">1.0</text:user-defined></text:p>
              </table:table-cell>
            </table:table-row>
          </table:table>
          <text:p text:style-name="Table"/>
        </draw:text-box>
      </draw:frame>
      <text:p text:style-name="Standard"/>
      <text:list xml:id="list35715142" text:style-name="Outline">
        <text:list-item>
          <text:h text:style-name="P26"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5"><text:s/>0. <text:s/>Document Control<text:tab/>2</text:p>
          <text:p text:style-name="P36"><text:s/>0.1. <text:s/>Table of Contents<text:tab/>2</text:p>
          <text:p text:style-name="P36"><text:s/>0.2. <text:s/>References<text:tab/>2</text:p>
          <text:p text:style-name="P36"><text:s/>0.3. <text:s/>Document History<text:tab/>3</text:p>
          <text:p text:style-name="P36"><text:s/>0.4. <text:s/>Copyright<text:tab/>3</text:p>
          <text:p text:style-name="P35"><text:s/>1. <text:s/>Introduction<text:tab/>4</text:p>
          <text:p text:style-name="P36"><text:s/>1.1. <text:s/>VDM<text:tab/>4</text:p>
          <text:p text:style-name="P35"><text:s/>2. <text:s/>Using VDMJ<text:tab/>5</text:p>
          <text:p text:style-name="P36"><text:s/>2.1. <text:s/>Starting VDMJ<text:tab/>5</text:p>
          <text:p text:style-name="P36"><text:s/>2.2. <text:s/>Source File Formats<text:tab/>7</text:p>
          <text:p text:style-name="P36"><text:s/>2.3. <text:s/>Parsing, Type Checking, and Proof Obligations<text:tab/>9</text:p>
          <text:p text:style-name="P36"><text:s/>2.4. <text:s/>The Interpreter<text:tab/>9</text:p>
          <text:p text:style-name="P37"><text:s/>2.4.1. <text:s/>Suppressing Runtime Checks<text:tab/>17</text:p>
          <text:p text:style-name="P36"><text:s/>2.5. <text:s/>Debugging<text:tab/>18</text:p>
          <text:p text:style-name="P37"><text:s/>2.5.1. <text:s/>Single-threaded Debugging<text:tab/>18</text:p>
          <text:p text:style-name="P37"><text:s/>2.5.2. <text:s/>VDM++ Multi-threaded Debugging<text:tab/>21</text:p>
          <text:p text:style-name="P37"><text:s/>2.5.3. <text:s/>VDM-RT Debugging and the VDMJC Client<text:tab/>23</text:p>
          <text:p text:style-name="P36"><text:s/>2.6. <text:s/>Standard Libraries<text:tab/>27</text:p>
          <text:p text:style-name="P35"><text:s/>3. <text:s/>Combinatorial Testing<text:tab/>28</text:p>
          <text:p text:style-name="P36"><text:s/>3.1. <text:s/>Debugging Tests<text:tab/>31</text:p>
          <text:p text:style-name="P36"><text:s/>3.2. <text:s/>Filtering Tests<text:tab/>33</text:p>
          <text:p text:style-name="P35"><text:s/>4. <text:s/>Internationalization (I18N)<text:tab/>35</text:p>
          <text:p text:style-name="P35"><text:s/>5. <text:s/>The vdmj.properties File<text:tab/>36</text:p>
          <text:p text:style-name="P35"><text:s/>6. <text:s/>Appendix A: The shmem Example<text:tab/>38</text:p>
          <text:p text:style-name="P35"><text:s/>7. <text:s/>Appendix B: Supported Character Sets<text:tab/>43</text:p>
        </text:index-body>
      </text:table-of-content>
      <text:list xml:id="list36192451" text:continue-numbering="true" text:style-name="Outline">
        <text:list-item>
          <text:list>
            <text:list-item>
              <text:h text:style-name="P27" text:outline-level="2">References</text:h>
            </text:list-item>
          </text:list>
        </text:list-item>
      </text:list>
      <text:list xml:id="list3570162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1">The VDMTools VDM++ Language Manual, http://www.vdmtools.jp/uploads/manuals/langmanpp_a4E.pdf</text:p>
        </text:list-item>
        <text:list-item>
          <text:p text:style-name="P41">Validated Designs for Object-oriented Systems, by John Fitzgerald et. al., <text:a xlink:type="simple" xlink:href="http://www.vdmbook.com/">http://www.vdmbook.com/</text:a></text:p>
        </text:list-item>
        <text:list-item>
          <text:p text:style-name="P41"><text:soft-page-break/>User Manual for the Overture Combinatorial Testing Plug-in, by Peter Gorm Larsen and Kenneth Lausdahl.</text:p>
        </text:list-item>
        <text:list-item>
          <text:p text:style-name="P41">Overture, Open-source Tools for Formal Modelling, <text:a xlink:type="simple" xlink:href="http://www.overturetool.org/">http://www.overturetool.org/</text:a></text:p>
        </text:list-item>
        <text:list-item>
          <text:p text:style-name="P41">VDMJ Project, <text:span text:style-name="T1">SourceForge</text:span>, <text:a xlink:type="simple" xlink:href="https://sourceforge.net/projects/vdmj/">https://sourceforge.net/projects/vdmj/</text:a></text:p>
        </text:list-item>
        <text:list-item>
          <text:p text:style-name="Reference"><text:span text:style-name="T16">VDMJ Design Specification</text:span><text:span text:style-name="T15">, Nick Battle.</text:span></text:p>
        </text:list-item>
        <text:list-item>
          <text:p text:style-name="Reference"><text:span text:style-name="T19">Combinatorial Testing for VDM++</text:span><text:span text:style-name="T18">. Peter Gorm Larsen, Kenneth Lausdahl, and Nick </text:span><text:span text:style-name="T17">Battle, SEFM-2010. </text:span></text:p>
        </text:list-item>
      </text:list>
      <text:list xml:id="list36205459" text:continue-list="list36192451"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25">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text:modification-date style:data-style-name="N37">28/01/11</text:modification-date></text:p>
          </table:table-cell>
          <table:table-cell table:style-name="History.A1" office:value-type="string">
            <text:p text:style-name="Table_20_Contents">Update for Overture 1.0.0 release and misc corrections</text:p>
          </table:table-cell>
        </table:table-row>
      </table:table>
      <text:p text:style-name="Table"><text:span text:style-name="Caption_20_characters"/></text:p>
      <text:list xml:id="list36176488"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1,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36205154"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36198032"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36188535"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0">$ java -jar vdmj-2.0.1.jar</text:p>
      <text:p text:style-name="P19">VDMJ: You must specify either -vdmsl, -vdmpp or -vdmrt</text:p>
      <text:p text:style-name="P19"/>
      <text:p text:style-name="P19">Usage: VDMJ &lt;-vdmsl | -vdmpp | -vdmrt&gt; [&lt;options&gt;] [&lt;files or dirs&gt;]</text:p>
      <text:p text:style-name="P19">-vdmsl: parse files as VDM-SL</text:p>
      <text:p text:style-name="P19">-vdmpp: parse files as VDM++</text:p>
      <text:p text:style-name="P19">-vdmrt: parse files as VDM-RT</text:p>
      <text:p text:style-name="P19">-r &lt;release&gt;: VDM language release</text:p>
      <text:p text:style-name="P19">-w: suppress warning messages</text:p>
      <text:p text:style-name="P19">-q: suppress information messages</text:p>
      <text:p text:style-name="P19">-i: run the interpreter if successfully type checked</text:p>
      <text:p text:style-name="P19">-p: generate proof obligations and stop</text:p>
      <text:p text:style-name="P19">-e &lt;exp&gt;: evaluate &lt;exp&gt; and stop</text:p>
      <text:p text:style-name="P19">-c &lt;charset&gt;: select a file charset</text:p>
      <text:p text:style-name="P19">-t &lt;charset&gt;: select a console charset</text:p>
      <text:p text:style-name="P19">-o &lt;filename&gt;: save the type checked specification</text:p>
      <text:p text:style-name="P19">-default &lt;name&gt;: set the default module/class</text:p>
      <text:p text:style-name="P19">-pre: disable precondition checks</text:p>
      <text:p text:style-name="P19">-post: disable postcondition checks</text:p>
      <text:p text:style-name="P19">-inv: disable type/state invariant checks</text:p>
      <text:p text:style-name="P19">-dtc: disable all dynamic type checking</text:p>
      <text:p text:style-name="P19">-measures: disable recursive measure checking</text:p>
      <text:p text:style-name="P19">-log &lt;filename&gt;: enable real-time event logging</text:p>
      <text:p text:style-name="P19">-remote &lt;class&gt;: enable remote control</text:p>
      <text:p text:style-name="P19"/>
      <text:p text:style-name="P19"/>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pan text:style-name="T3">The </text:span><text:span text:style-name="T1">-default </text:span><text:span text:style-name="T3">option sets the default class or module name, otherwise the default is simply the first </text:span><text:soft-page-break/><text:span text:style-name="T3">class or module encountered by the parser in the file list.</text:span></text:p>
      <text:p text:style-name="Text_20_body"><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21">In addition to these command line options, various settings can be added to a vdmj.properties file (see section 5).</text:p>
      <text:p text:style-name="P21"/>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1"/>
      <text:p text:style-name="P12">$ cat flat.def</text:p>
      <text:p text:style-name="P11"/>
      <text:p text:style-name="P11">functions</text:p>
      <text:p text:style-name="P11"/>
      <text:p text:style-name="P11">f: int -&gt; int</text:p>
      <text:p text:style-name="P11"><text:s text:c="4"/>f(a) == if a &lt; 2 then 1 else a * f(a-1)</text:p>
      <text:p text:style-name="P11"><text:s text:c="4"/>pre a &gt; 0</text:p>
      <text:p text:style-name="P11"/>
      <text:p text:style-name="P11"/>
      <text:p text:style-name="P12">$ <text:s/>java -jar vdmj-2.0.1.jar -vdmsl flat.def</text:p>
      <text:p text:style-name="P13">Parsed 1 module in 0.189 secs. No syntax errors</text:p>
      <text:p text:style-name="P13">Warning 5012: Recursive function has no measure in 'DEFAULT' (flat.def) at line 3:1</text:p>
      <text:p text:style-name="P13">Type checked 1 module in 0.058 secs. No type errors and 1 warning</text:p>
      <text:p text:style-name="P11"/>
      <text:p text:style-name="P11"/>
      <text:p text:style-name="P12">$ java -jar vdmj-2.0.1.jar -vdmsl -q -w flat.def</text:p>
      <text:p text:style-name="P11">&lt;quiet!&gt;</text:p>
      <text:p text:style-name="P11"/>
      <text:p text:style-name="P11"/>
      <text:p text:style-name="P12">$ java -jar vdmj-2.0.1.jar -vdmsl -w -e "f(10)" flat.def</text:p>
      <text:p text:style-name="P13">Parsed 1 module in 0.189 secs. No syntax errors</text:p>
      <text:p text:style-name="P13">Type checked 1 module in 0.018 secs. No type errors and suppressed 1 warning</text:p>
      <text:p text:style-name="P13">Initialized 1 module in 0.095 secs.</text:p>
      <text:p text:style-name="P13">3628800</text:p>
      <text:p text:style-name="P13">Bye</text:p>
      <text:p text:style-name="P11"/>
      <text:p text:style-name="P11"/>
      <text:p text:style-name="P12">$ java -jar vdmj-2.0.1.jar -vdmsl -e "f(10)" -q -w flat.def</text:p>
      <text:p text:style-name="P11">3628800</text:p>
      <text:p text:style-name="P11"/>
      <text:p text:style-name="P11"/>
      <text:p text:style-name="P12">$ java -jar vdmj-2.0.1.jar -vdmsl -i -w flat.def</text:p>
      <text:p text:style-name="P13">Parsed 1 module in 0.198 secs. No syntax errors</text:p>
      <text:p text:style-name="P13">Type checked 1 module in 0.018 secs. No type errors and suppressed 1 warning</text:p>
      <text:p text:style-name="P13">Initialized 1 module in 0.125 secs.</text:p>
      <text:p text:style-name="P13">Interpreter started</text:p>
      <text:p text:style-name="P12">&gt; print f(10)</text:p>
      <text:p text:style-name="P13">= 3628800</text:p>
      <text:p text:style-name="P13">Executed in 0.023 secs.</text:p>
      <text:p text:style-name="P12">&gt; quit</text:p>
      <text:p text:style-name="P13">Bye</text:p>
      <text:p text:style-name="P11"><text:soft-page-break/></text:p>
      <text:p text:style-name="P12">$ java -jar vdmj-2.0.1.jar -vdmsl -p -w flat.def</text:p>
      <text:p text:style-name="P13">Parsed 1 module in 0.182 secs. No syntax errors</text:p>
      <text:p text:style-name="P13">Type checked 1 module in 0.023 secs. No type errors and suppressed 1 warning</text:p>
      <text:p text:style-name="P13">Generated 1 proof obligation:</text:p>
      <text:p text:style-name="P13"/>
      <text:p text:style-name="P13">Proof Obligation 1: (Unproved)</text:p>
      <text:p text:style-name="P13">f: function apply obligation in 'DEFAULT' (flat.def) at line 4:38</text:p>
      <text:p text:style-name="P13">(forall a:int &amp; (a &gt; 0) =&gt;</text:p>
      <text:p text:style-name="P13"><text:s text:c="2"/>(not (a &lt; 2) =&gt;</text:p>
      <text:p text:style-name="P13"><text:s text:c="4"/>pre_f((a - 1))))</text:p>
      <text:p text:style-name="P11"/>
      <text:p text:style-name="P11"/>
      <text:p text:style-name="P12">$ java -jar vdmj-2.0.1.jar -vdmsl -e "f(0)" -w flat.def</text:p>
      <text:p text:style-name="P13">Parsed 1 module in 0.181 secs. No syntax errors</text:p>
      <text:p text:style-name="P13">Type checked 1 module in 0.027 secs. No type errors and suppressed 1 warning</text:p>
      <text:p text:style-name="P13">Initialized 1 module in 0.086 secs.</text:p>
      <text:p text:style-name="P13">Error 4055: Precondition failure: pre_f in 'DEFAULT' (console) at line 1:1</text:p>
      <text:p text:style-name="P13">Execution: Error 4055: Precondition failure: pre_f in 'DEFAULT' (console) at line 1:1</text:p>
      <text:p text:style-name="P13"><text:s text:c="8"/>a = 0</text:p>
      <text:p text:style-name="P13">In root context of f(a) in 'DEFAULT' (console) at line 1:1</text:p>
      <text:p text:style-name="P13">In root context of module scope</text:p>
      <text:p text:style-name="P13">Bye</text:p>
      <text:p text:style-name="P11"/>
      <text:p text:style-name="P11"/>
      <text:p text:style-name="P12">$ java -jar vdmj-2.0.1.jar -vdmsl -pre -e "f(0)" -w flat.def</text:p>
      <text:p text:style-name="P13">Parsed 1 module in 0.22 secs. No syntax errors</text:p>
      <text:p text:style-name="P13">Type checked 1 module in 0.024 secs. No type errors and suppressed 1 warning</text:p>
      <text:p text:style-name="P13">Initialized 1 module in 0.097 secs.</text:p>
      <text:p text:style-name="P13">1</text:p>
      <text:p text:style-name="P13">Bye</text:p>
      <text:p text:style-name="P11"/>
      <text:p text:style-name="P12">$ java -jar vdmj-2.0.1.jar -vdmsl -w -o flat.lib flat.def</text:p>
      <text:p text:style-name="P13">Parsed 1 module in 0.192 secs. No syntax errors</text:p>
      <text:p text:style-name="P13">Type checked 1 module in 0.02 secs. No type errors and suppressed 1 warning</text:p>
      <text:p text:style-name="P13">Saved 1 module to flat.lib in 0.108 secs.</text:p>
      <text:p text:style-name="P12">$ java -jar vdmj-2.0.1.jar -vdmsl flat.lib -e "f(10)"</text:p>
      <text:p text:style-name="P13">Loaded 1 module from flat.lib in 0.192 secs</text:p>
      <text:p text:style-name="P13">Initialized 1 module in 0.129 secs.</text:p>
      <text:p text:style-name="P13">3628800</text:p>
      <text:p text:style-name="P11">Bye</text:p>
      <text:list xml:id="list36200294" text:continue-numbering="true" text:style-name="Outline">
        <text:list-item>
          <text:list>
            <text:list-item>
              <text:h text:style-name="P28"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1"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35718738" text:style-name="List_20_1">
        <text:list-item>
          <text:p text:style-name="P32"><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32"><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12">\begin{vdm_al}</text:span><text:span text:style-name="T5"> and </text:span><text:span text:style-name="T12">\end{vdm_al}</text:span><text:span text:style-name="T5">. There can be several such marked sections in one document.<text:line-break/></text:span><text:soft-page-break/><text:span text:style-name="T5"><text:line-break/></text:span><text:span text:style-name="T5">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1">\document,</text:span><text:span text:style-name="T21"> </text:span><text:span text:style-name="T11">\section,</text:span><text:span text:style-name="T21"> </text:span><text:span text:style-name="T11">\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33"><text:span text:style-name="T3">Word .doc</text:span><text:span text:style-name="T5">. <text:s/>Source files may be written in MS Word. The actual VDM source must be marked with </text:span><text:span text:style-name="T12">%%VDM%%</text:span><text:span text:style-name="T2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3">coverage </text:span><text:span text:style-name="T21">command will list the extracted source in one listing,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33"><text:span text:style-name="T22">Word .docx</text:span><text:span text:style-name="T2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3">-c </text:span><text:span text:style-name="T21">option.</text:span></text:p>
        </text:list-item>
        <text:list-item>
          <text:p text:style-name="P33"><text:span text:style-name="T22">Open Document Format</text:span><text:span text:style-name="T21">. <text:s/>Various modern word processors can write files in ODF format (for example, </text:span><text:span text:style-name="T23">OpenOffice </text:span><text:span text:style-name="T21">and </text:span><text:span text:style-name="T23">Koffice</text:span><text:span text:style-name="T21">). These files have the extension .odt, and they are accepted by the VDMJ parser. The same marker techniques apply as for .docx files. Support for international character sets is provided, again without the need for the </text:span><text:span text:style-name="T23">-c </text:span><text:span text:style-name="T21">option.</text:span></text:p>
        </text:list-item>
      </text:list>
      <text:p text:style-name="P34"/>
      <text:p text:style-name="P22">Apart from plain text and LaTeX files (which are the default), VDMJ will recognise the various supported file formats above from the source file name extension: .doc, .docx or .odt.</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13"/>
      <text:p text:style-name="P13">#ifdef VDM_SL</text:p>
      <text:p text:style-name="P13">values</text:p>
      <text:p text:style-name="P13"><text:tab/>val = 123;</text:p>
      <text:p text:style-name="P13">#ifdef VDM_PP</text:p>
      <text:p text:style-name="P13"><text:tab/>pp = 123;</text:p>
      <text:p text:style-name="P13">#else</text:p>
      <text:p text:style-name="P13"><text:tab/>notpp = 321;</text:p>
      <text:p text:style-name="P13">#endif</text:p>
      <text:p text:style-name="P13">#else</text:p>
      <text:p text:style-name="P13">instance variables</text:p>
      <text:p text:style-name="P13">#ifdef VDM_PP</text:p>
      <text:p text:style-name="P13"><text:tab/>pp:int := 123;</text:p>
      <text:p text:style-name="P13">#else</text:p>
      <text:p text:style-name="P13"><text:tab/>notpp:int := 321;</text:p>
      <text:p text:style-name="P13">#endif</text:p>
      <text:p text:style-name="P13">#endif</text:p>
      <text:p text:style-name="P13"/>
      <text:p text:style-name="P13"/>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text:span><text:soft-page-break/><text:span text:style-name="T5">specifications that are embedded in other file formats.</text:span></text:p>
      <text:list xml:id="list36199169" text:continue-list="list36200294" text:style-name="Outline">
        <text:list-item>
          <text:list>
            <text:list-item>
              <text:h text:style-name="P28" text:outline-level="2">Parsing, Type Checking, and Proof Obligations</text:h>
            </text:list-item>
          </text:list>
        </text:list-item>
      </text:list>
      <text:p text:style-name="P21">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21">The Java program will return with an exit code of zero if the specification is clean (ignoring warnings). Parser or type checking errors result in an exit code of 1. <text:s/>The interpreter and PO generator always exit with a code of zero.</text:p>
      <text:list xml:id="list36197545" text:continue-numbering="true" text:style-name="Outline">
        <text:list-item>
          <text:list>
            <text:list-item>
              <text:h text:style-name="P28"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1"/>
      <text:p text:style-name="P12">$ java -jar vdmj-2.0.1.jar -vdmsl -i shmem.vdm</text:p>
      <text:p text:style-name="P13">Parsed 1 module in 0.337 secs. No syntax errors</text:p>
      <text:p text:style-name="P13">Warning 5000: Definition 'i' not used in 'M' (shmem.vdm) at line 129:7</text:p>
      <text:p text:style-name="P13">Type checked 1 module in 0.109 secs. No type errors and 1 warning</text:p>
      <text:p text:style-name="P13">Initialized 1 module in 0.091 secs.</text:p>
      <text:p text:style-name="P13">Interpreter started</text:p>
      <text:p text:style-name="P12"/>
      <text:p text:style-name="P12">&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quit - leave the interpreter</text:p>
      <text:p text:style-name="P11"/>
      <text:p text:style-name="P12">&gt; modules</text:p>
      <text:p text:style-name="P11">M (default)</text:p>
      <text:p text:style-name="P11"/>
      <text:p text:style-name="P12"><text:soft-page-break/>&gt; state</text:p>
      <text:p text:style-name="P11">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state</text:p>
      <text:p text:style-name="P11">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1">Q3 = [mk_M(&lt;FREE&gt;, 0, 9999)]</text:p>
      <text:p text:style-name="P11"/>
      <text:p text:style-name="P12">&gt; init</text:p>
      <text:p text:style-name="P11">Cleared all coverage information</text:p>
      <text:p text:style-name="P11">Global context initialized</text:p>
      <text:p text:style-name="P11"/>
      <text:p text:style-name="P12">&gt; state</text:p>
      <text:p text:style-name="P11">Q4 = [mk_M(&lt;FREE&gt;, 0, 9999)]</text:p>
      <text:p text:style-name="P11">rseed = 87654321</text:p>
      <text:p text:style-name="P11">Memory = mk_Memory(87654321, [mk_M(&lt;FREE&gt;, 0, 9999)], [mk_M(&lt;FREE&gt;, 0, 9999)])</text:p>
      <text:p text:style-name="P11">Q3 = [mk_M(&lt;FREE&gt;, 0, 9999)]</text:p>
      <text:p text:style-name="P11"/>
      <text:p text:style-name="P12">&gt; print rand(100)</text:p>
      <text:p text:style-name="P11">= 71</text:p>
      <text:p text:style-name="P11">Executed in 0.0 secs. </text:p>
      <text:p text:style-name="P11"/>
      <text:p text:style-name="P12">&gt; print rand(100)</text:p>
      <text:p text:style-name="P11">= 44</text:p>
      <text:p text:style-name="P11">Executed in 0.0 secs. </text:p>
      <text:p text:style-name="P11"/>
      <text:p text:style-name="P12">&gt; env</text:p>
      <text:p text:style-name="P11">QuadrantLen2 = (nat1 * nat1 * Quadrant -&gt; nat)</text:p>
      <text:p text:style-name="P11">BestFit = (nat1 ==&gt; bool)</text:p>
      <text:p text:style-name="P11">inc = (() ==&gt; ())</text:p>
      <text:p text:style-name="P11">QuadrantLen0 = (Quadrant -&gt; nat)</text:p>
      <text:p text:style-name="P11">MQuadrantLen = (M * Quadrant -&gt; nat)</text:p>
      <text:p text:style-name="P11">add = (nat1 * nat1 * Quadrant -&gt; Quadrant)</text:p>
      <text:p text:style-name="P11">rand = (nat1 ==&gt; nat1)</text:p>
      <text:p text:style-name="P11">sizeof = (M -&gt; nat1)</text:p>
      <text:p text:style-name="P11">MAXMEM = 10000</text:p>
      <text:p text:style-name="P11">delete = (M * Quadrant -&gt; Quadrant)</text:p>
      <text:p text:style-name="P11">inv_M = (M +&gt; bool)</text:p>
      <text:p text:style-name="P11">CHUNK = 100</text:p>
      <text:p text:style-name="P11">FirstFit = (nat1 ==&gt; bool)</text:p>
      <text:p text:style-name="P11">least = (nat1 * nat1 -&gt; nat1)</text:p>
      <text:p text:style-name="P11">TryFirst = (nat ==&gt; nat)</text:p>
      <text:p text:style-name="P11">pre_DeleteOne = (Memory +&gt; bool)</text:p>
      <text:p text:style-name="P11">pre_add = (nat1 * nat1 * Quadrant +&gt; bool)</text:p>
      <text:p text:style-name="P11">spacefor = (nat1 * Quadrant -&gt; nat1)</text:p>
      <text:p text:style-name="P11">inv_Memory = (Memory +&gt; bool)</text:p>
      <text:p text:style-name="P11">fragments = (Quadrant -&gt; nat)</text:p>
      <text:p text:style-name="P11">combine = (Quadrant -&gt; Quadrant)</text:p>
      <text:p text:style-name="P11">seed = (nat1 ==&gt; ())</text:p>
      <text:p text:style-name="P11"><text:soft-page-break/>DeleteOne = (() ==&gt; ())</text:p>
      <text:p text:style-name="P11">bestfit = (nat1 * Quadrant -&gt; nat1)</text:p>
      <text:p text:style-name="P11">Reset = (() ==&gt; ())</text:p>
      <text:p text:style-name="P11">QuadrantLen = (nat1 * Quadrant -&gt; nat)</text:p>
      <text:p text:style-name="P11">main = (nat1 * nat1 ==&gt; seq of ((&lt;BEST&gt; | &lt;FIRST&gt; | &lt;SAME&gt;)))</text:p>
      <text:p text:style-name="P11">TryBest = (nat ==&gt; nat)</text:p>
      <text:p text:style-name="P11">init_Memory = (Memory +&gt; bool)</text:p>
      <text:p text:style-name="P11"/>
      <text:p text:style-name="P12">&gt; pog</text:p>
      <text:p text:style-name="P11">Generated 56 proof obligations: <text:s text:c="77"/></text:p>
      <text:p text:style-name="P11"/>
      <text:p text:style-name="P11">Proof Obligation 1: (Unproved)</text:p>
      <text:p text:style-name="P11">sizeof: subtype obligation in 'M' (shmem.vdm) at line 38:1</text:p>
      <text:p text:style-name="P11">(forall m:M &amp; <text:s text:c="44"/></text:p>
      <text:p text:style-name="P11"><text:s text:c="2"/>(((m.stop) - (m.start)) + 1) &gt; 0) <text:s text:c="22"/></text:p>
      <text:p text:style-name="P11"/>
      <text:p text:style-name="P11">Proof Obligation 2: (Unproved)</text:p>
      <text:p text:style-name="P11">spacefor: recursive function obligation in 'M' (shmem.vdm) at line 48:1</text:p>
      <text:p text:style-name="P11">...</text:p>
      <text:p text:style-name="P11"/>
      <text:p text:style-name="P11">Proof Obligation 54: (Unproved)</text:p>
      <text:p text:style-name="P11">main: state invariant obligation in 'M' (shmem.vdm) at line 239:11</text:p>
      <text:p text:style-name="P11">-- After result := (result ^ [&lt;BEST&gt;])</text:p>
      <text:p text:style-name="P11">let mk_Memory(-, q3, q4) = Memory in (((len q3) &gt; 0) and ((len q4) &gt; 0))</text:p>
      <text:p text:style-name="P11"/>
      <text:p text:style-name="P11">Proof Obligation 55: (Unproved)</text:p>
      <text:p text:style-name="P11">main: state invariant obligation in 'M' (shmem.vdm) at line 240:11</text:p>
      <text:p text:style-name="P11">-- After result := (result ^ [&lt;FIRST&gt;])</text:p>
      <text:p text:style-name="P11">let mk_Memory(-, q3, q4) = Memory in (((len q3) &gt; 0) and ((len q4) &gt; 0))</text:p>
      <text:p text:style-name="P11">&gt;</text:p>
      <text:p text:style-name="P11"/>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1"/>
      <text:p text:style-name="Preformatted_20_Text"><text:span text:style-name="T4">$ cat rand.assertions</text:span><text:span text:style-name="T3"> </text:span></text:p>
      <text:p text:style-name="P11">rand(100) = 71</text:p>
      <text:p text:style-name="P11">rand(100) = 44</text:p>
      <text:p text:style-name="P11">$ </text:p>
      <text:p text:style-name="P11"><text:s text:c="2"/></text:p>
      <text:p text:style-name="P12">$ java -jar vdmj-2.0.1.jar -vdmsl -i shmem.vdm</text:p>
      <text:p text:style-name="P13">Parsed 1 module in 0.339 secs. No syntax errors</text:p>
      <text:p text:style-name="P13"><text:soft-page-break/>Warning 5000: Definition 'i' not used in 'M' (shmem.vdm) at line 129:7</text:p>
      <text:p text:style-name="P13">Type checked 1 module in 0.059 secs. No type errors and 1 warning</text:p>
      <text:p text:style-name="P13">Initialized 1 module in 0.08 secs.</text:p>
      <text:p text:style-name="P13">Interpreter started</text:p>
      <text:p text:style-name="P13">&gt;</text:p>
      <text:p text:style-name="P12">&gt; assert rand.assertions</text:p>
      <text:p text:style-name="P13">PASSED all 2 assertions from rand.assertions</text:p>
      <text:p text:style-name="P12">&gt; assert rand.assertions</text:p>
      <text:p text:style-name="P13">FAILED: rand(100) = 71</text:p>
      <text:p text:style-name="P13">FAILED: rand(100) = 44</text:p>
      <text:p text:style-name="P13">FAILED 2 and passed 0 assertions from rand.assertions</text:p>
      <text:p text:style-name="P12">&gt; init</text:p>
      <text:p text:style-name="P13">Cleared all coverage information</text:p>
      <text:p text:style-name="P13">Global context initialized</text:p>
      <text:p text:style-name="P12">&gt; assert rand.assertions</text:p>
      <text:p text:style-name="P13">PASSED all 2 assertions from rand.assertions</text:p>
      <text:p text:style-name="P12">&gt; quit</text:p>
      <text:p text:style-name="P13">Bye</text:p>
      <text:p text:style-name="P21"/>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21">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9">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15">&gt; </text:p>
      <text:p text:style-name="P17"/>
      <text:p text:style-name="P21">The <text:span text:style-name="T1">set </text:span>command allows you to change the runtime checks in force (this is the same as the -pre, -post, -inv, -dtc and -measures command line options). Using the command without arguments will list the current settings.</text:p>
      <text:p text:style-name="P10"/>
      <text:p text:style-name="P10">&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21">Most of the interpreter commands for a VDM++ specification are the same as for VDM-SL, with the following differences:</text:p>
      <text:p text:style-name="P11"/>
      <text:p text:style-name="P12">$ java -jar vdmj-2.0.1.jar -vdmpp -i</text:p>
      <text:p text:style-name="P13">Initialized 1 class in 0.183 secs.</text:p>
      <text:p text:style-name="P13"><text:soft-page-break/>Interpreter started</text:p>
      <text:p text:style-name="P12">&gt; help</text:p>
      <text:p text:style-name="P13">classes - list the loaded class names</text:p>
      <text:p text:style-name="P13">default &lt;class&gt; - set the default class name</text:p>
      <text:p text:style-name="P13">create &lt;id&gt; := &lt;exp&gt; - create a named variable</text:p>
      <text:p text:style-name="P13">print &lt;expression&gt; - evaluate expression</text:p>
      <text:p text:style-name="P13">runtrace &lt;name&gt; [test number] - run CT trace(s)</text:p>
      <text:p text:style-name="P13">debugtrace &lt;name&gt; [test number] - debug CT trace(s)</text:p>
      <text:p text:style-name="P13">assert &lt;file&gt; - run assertions from a file</text:p>
      <text:p text:style-name="P13">init - re-initialize the global environment</text:p>
      <text:p text:style-name="P13">env - list the global symbols in the default environment</text:p>
      <text:p text:style-name="P13">pog [&lt;function/operation&gt;] - generate proof obligations</text:p>
      <text:p text:style-name="P13">break [&lt;file&gt;:]&lt;line#&gt; [&lt;condition&gt;] - create a breakpoint</text:p>
      <text:p text:style-name="P13">break &lt;function/operation&gt; [&lt;condition&gt;] - create a breakpoint</text:p>
      <text:p text:style-name="P13">trace [&lt;file&gt;:]&lt;line#&gt; [&lt;exp&gt;] - create a tracepoint</text:p>
      <text:p text:style-name="P13">trace &lt;function/operation&gt; [&lt;exp&gt;] - create a tracepoint</text:p>
      <text:p text:style-name="P13">remove &lt;breakpoint#&gt; - remove a trace/breakpoint</text:p>
      <text:p text:style-name="P13">list - list breakpoints</text:p>
      <text:p text:style-name="P13">coverage clear|write &lt;dir&gt;|merge &lt;dir&gt;|&lt;filenames&gt; - handle line coverage</text:p>
      <text:p text:style-name="P13">latex|latexdoc [&lt;files&gt;] - generate LaTeX line coverage files</text:p>
      <text:p text:style-name="P13">word [&lt;files&gt;] - generate Word HTML line coverage files</text:p>
      <text:p text:style-name="P13">files - list files in the current specification</text:p>
      <text:p text:style-name="P13">set [&lt;pre|post|inv|dtc|measures&gt; &lt;on|off&gt;] - set runtime checks</text:p>
      <text:p text:style-name="P13">reload - reload the current specification files</text:p>
      <text:p text:style-name="P13">load &lt;files or dirs&gt; - replace current loaded specification files</text:p>
      <text:p text:style-name="P13">quit - leave the interpreter</text:p>
      <text:p text:style-name="P13">&gt;</text:p>
      <text:p text:style-name="P11"/>
      <text:p text:style-name="P11"/>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21">The following example illustrates:</text:p>
      <text:p text:style-name="P11"/>
      <text:p text:style-name="P12">$ cat test.vpp</text:p>
      <text:p text:style-name="P11">class A</text:p>
      <text:p text:style-name="P11"/>
      <text:p text:style-name="P11">instance variables</text:p>
      <text:p text:style-name="P11"><text:s text:c="2"/>si:int;</text:p>
      <text:p text:style-name="P11"><text:s text:c="2"/>sj:int;</text:p>
      <text:p text:style-name="P11"><text:s text:c="2"/>public static sk:int := 123;</text:p>
      <text:p text:style-name="P11"/>
      <text:p text:style-name="P11">operations</text:p>
      <text:p text:style-name="P11"/>
      <text:p text:style-name="P11">public op: int * int ==&gt; int</text:p>
      <text:p text:style-name="P11"><text:s text:c="2"/>op(i, j) ==</text:p>
      <text:p text:style-name="P11"><text:s text:c="2"/>( si := i;</text:p>
      <text:p text:style-name="P11"><text:s text:c="4"/>sj := j;</text:p>
      <text:p text:style-name="P11"><text:s text:c="4"/>sk := i + j;</text:p>
      <text:p text:style-name="P11"><text:s text:c="4"/>return sk;</text:p>
      <text:p text:style-name="P11"><text:s text:c="2"/>);</text:p>
      <text:p text:style-name="P11"/>
      <text:p text:style-name="P11">public static test: () ==&gt; int</text:p>
      <text:p text:style-name="P11"><text:s text:c="4"/>test() == let a = new A() in a.op(1, 2);</text:p>
      <text:p text:style-name="P11"/>
      <text:p text:style-name="P11">end A</text:p>
      <text:p text:style-name="P11"/>
      <text:p text:style-name="P11"/>
      <text:p text:style-name="P12"><text:soft-page-break/>$ java -jar vdmj-2.0.1.jar -vdmpp -i test.vpp <text:s text:c="9"/></text:p>
      <text:p text:style-name="P13">Parsed 1 class in 0.236 secs. No syntax errors <text:s text:c="26"/></text:p>
      <text:p text:style-name="P13">Warning 5001: Instance variable 'si' is not initialized in 'A' (test.vpp) at line 4:3</text:p>
      <text:p text:style-name="P13">Warning 5001: Instance variable 'sj' is not initialized in 'A' (test.vpp) at line 5:3</text:p>
      <text:p text:style-name="P13">Type checked 1 class in 0.02 secs. No type errors and 2 warnings <text:s text:c="20"/></text:p>
      <text:p text:style-name="P13">Initialized 1 class in 0.052 secs. <text:s text:c="50"/></text:p>
      <text:p text:style-name="P13">Interpreter started <text:s text:c="65"/></text:p>
      <text:p text:style-name="P12">&gt; classes <text:s text:c="75"/></text:p>
      <text:p text:style-name="P13">A (default) <text:s text:c="73"/></text:p>
      <text:p text:style-name="P12">&gt; state <text:s text:c="77"/></text:p>
      <text:p text:style-name="P13">Command not available in this context <text:s text:c="47"/></text:p>
      <text:p text:style-name="P12">&gt; p new A() <text:s text:c="73"/></text:p>
      <text:p text:style-name="P13">= A{#1, si:=undefined, sj:=undefined, sk:=123}</text:p>
      <text:p text:style-name="P13">Executed in 0.026 secs.</text:p>
      <text:p text:style-name="P12">&gt; env</text:p>
      <text:p text:style-name="P13">test() = (() ==&gt; int)</text:p>
      <text:p text:style-name="P13">sk = 123</text:p>
      <text:p text:style-name="P12">&gt; p test()</text:p>
      <text:p text:style-name="P13">= 3</text:p>
      <text:p text:style-name="P13">Executed in 0.0070 secs.</text:p>
      <text:p text:style-name="P12">&gt; env</text:p>
      <text:p text:style-name="P13">test() = (() ==&gt; int)</text:p>
      <text:p text:style-name="P13">sk = 3</text:p>
      <text:p text:style-name="P12">&gt; p new A().op(123,456)</text:p>
      <text:p text:style-name="P13">= 579</text:p>
      <text:p text:style-name="P13">Executed in 0.0090 secs.</text:p>
      <text:p text:style-name="P12">&gt; env</text:p>
      <text:p text:style-name="P13">test() = (() ==&gt; int)</text:p>
      <text:p text:style-name="P13">sk = 579</text:p>
      <text:p text:style-name="P12">&gt; create a := new A()</text:p>
      <text:p text:style-name="P12">&gt; env</text:p>
      <text:p text:style-name="P13">test() = (() ==&gt; int)</text:p>
      <text:p text:style-name="P13">sk = 579</text:p>
      <text:p text:style-name="P13">a = A{#4, si:=undefined, sj:=undefined, sk:=579}</text:p>
      <text:p text:style-name="P12">&gt; p a.op(111,222)</text:p>
      <text:p text:style-name="P13">= 333</text:p>
      <text:p text:style-name="P13">Executed in 0.0020 secs.</text:p>
      <text:p text:style-name="P12">&gt; env</text:p>
      <text:p text:style-name="P13">test() = (() ==&gt; int)</text:p>
      <text:p text:style-name="P13">sk = 333</text:p>
      <text:p text:style-name="P13">a = A{#4, si:=111, sj:=222, sk:=333}</text:p>
      <text:p text:style-name="P12">&gt; quit</text:p>
      <text:p text:style-name="P19">Bye</text:p>
      <text:p text:style-name="P19"/>
      <text:p text:style-name="P11"/>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2"/>
      <text:p text:style-name="P12">&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1"/>
      <text:p text:style-name="Text_20_body"><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2"><text:soft-page-break/></text:p>
      <text:p text:style-name="P12">&gt; log</text:p>
      <text:p text:style-name="Preformatted_20_Text">RT events now logged to the console</text:p>
      <text:p text:style-name="Preformatted_20_Text"/>
      <text:p text:style-name="P10">&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0">&gt; log off</text:p>
      <text:p text:style-name="Preformatted_20_Text">RT event logging disabled</text:p>
      <text:p text:style-name="P15"><text:s/></text:p>
      <text:p text:style-name="P11"/>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0"><text:soft-page-break/>&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0">&gt; p new A().f(1,2)</text:p>
      <text:p text:style-name="Preformatted_20_Text">= 0.5</text:p>
      <text:p text:style-name="Preformatted_20_Text">Executed in 0.036 secs. </text:p>
      <text:p text:style-name="Preformatted_20_Text">&gt; </text:p>
      <text:p text:style-name="P10">&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pan text:style-name="T3">files with parts of the specification highlighted where they have not been executed. The LaTeX output also contains a table of percentage cover by module/class and the number of times functions and operations were hit during the execution. The </text:span><text:span text:style-name="T1">latexdoc </text:span><text:span text:style-name="T3">command is the same, except that output files </text:span><text:soft-page-break/><text:span text:style-name="T3">are wrapped in LaTeX document headers. The LaTeX output files are written to the same directory as source files, one per source file, with the extension .tex.</text:span></text:p>
      <text:p text:style-name="P11"/>
      <text:p text:style-name="P12">&gt; latex</text:p>
      <text:p text:style-name="P11">Latex coverage written to coverage.vpp.tex</text:p>
      <text:p text:style-name="P11">&gt;</text:p>
      <text:p text:style-name="P11"/>
      <text:p text:style-name="Text_20_body"><text:span text:style-name="T3">Similarly, the </text:span><text:span text:style-name="T1">word </text:span><text:span text:style-name="T3">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1"/>
      <text:p text:style-name="P12">&gt; word</text:p>
      <text:p text:style-name="P11">Word HTML coverage written to coverage.vpp.doc</text:p>
      <text:p text:style-name="P11">&gt;</text:p>
      <text:p text:style-name="P11"><text:span text:style-name="T3"/></text:p>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source file can be listed with </text:span><text:span text:style-name="T1">coverage</text:span><text:span text:style-name="T3"> &lt;</text:span><text:span text:style-name="T1">file</text:span><text:span text:style-name="T3">&gt;, </text:span><text:span text:style-name="T1">latex &lt;file&gt; </text:span><text:span text:style-name="T3">or </text:span><text:span text:style-name="T1">word &lt;file&gt;.</text:span></text:p>
      <text:list xml:id="list36203800" text:continue-numbering="true" text:style-name="Outline">
        <text:list-item>
          <text:list>
            <text:list-item>
              <text:list>
                <text:list-item>
                  <text:h text:style-name="P30" text:outline-level="3">Suppressing Runtime Checks</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36205547" text:continue-numbering="true" text:style-name="Outline">
        <text:list-item>
          <text:list>
            <text:list-item>
              <text:h text:style-name="P29" text:outline-level="2">Debugging</text:h>
              <text:list>
                <text:list-item>
                  <text:h text:style-name="P30" text:outline-level="3">Single-threaded Debugging</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1"/>
      <text:p text:style-name="P14">&gt; break op <text:s text:c="74"/></text:p>
      <text:p text:style-name="P15">Created break [1] in 'A' (test.vpp) at line 12:3 <text:s text:c="36"/></text:p>
      <text:p text:style-name="P15">12: <text:s text:c="3"/>( si := i; <text:s text:c="67"/></text:p>
      <text:p text:style-name="P14">&gt; p test() <text:s text:c="74"/></text:p>
      <text:p text:style-name="P15">Stopped break [1] in 'A' (test.vpp) at line 12:3 <text:s text:c="36"/></text:p>
      <text:p text:style-name="P15">12: <text:s text:c="3"/>( si := i; <text:s text:c="67"/></text:p>
      <text:p text:style-name="P14">[MainThread-7]&gt; help <text:s text:c="64"/></text:p>
      <text:p text:style-name="P15">step - step one expression/statement <text:s text:c="48"/></text:p>
      <text:p text:style-name="P15">next - step over functions or operations <text:s text:c="44"/></text:p>
      <text:p text:style-name="P15">out - run to the return of functions or operations <text:s text:c="34"/></text:p>
      <text:p text:style-name="P15">...</text:p>
      <text:p text:style-name="P15">load &lt;files&gt; - replace current loaded specification files <text:s text:c="27"/></text:p>
      <text:p text:style-name="P15">quit - leave the interpreter <text:s text:c="56"/></text:p>
      <text:p text:style-name="P14">[MainThread-7]&gt; stack <text:s text:c="63"/></text:p>
      <text:p text:style-name="P15">Stopped at break [1] in 'A' (test.vpp) at line 12:3 <text:s text:c="33"/></text:p>
      <text:p text:style-name="P15"><text:s text:c="8"/>j = 2 <text:s text:c="71"/></text:p>
      <text:p text:style-name="P15"><text:s text:c="8"/>i = 1 <text:s text:c="71"/></text:p>
      <text:p text:style-name="P15"><text:s text:c="8"/>self = A{#1, si:=undefined, sj:=undefined, sk:=123} <text:s text:c="25"/></text:p>
      <text:p text:style-name="P15">In object context of op(i, j) in 'A' (test.vpp) at line 19:34 <text:s text:c="23"/></text:p>
      <text:p text:style-name="P15">In context of let statement in 'A' (test.vpp) at line 19:15 <text:s text:c="25"/></text:p>
      <text:p text:style-name="P15">In class context of test() in 'A' (console) at line 1:1 <text:s text:c="29"/></text:p>
      <text:p text:style-name="P15">In root context of global static scope <text:s text:c="46"/></text:p>
      <text:p text:style-name="P14">[MainThread-7]&gt; source <text:s text:c="62"/></text:p>
      <text:p text:style-name="P15">7: <text:s text:c="82"/></text:p>
      <text:p text:style-name="P15">8: <text:s/>operations <text:s text:c="70"/></text:p>
      <text:p text:style-name="P15">9: <text:s text:c="82"/></text:p>
      <text:p text:style-name="P15">10: <text:s/>public op: int * int ==&gt; int <text:s text:c="51"/></text:p>
      <text:p text:style-name="P15">11: <text:s text:c="3"/>op(i, j) == <text:s text:c="66"/></text:p>
      <text:p text:style-name="P15">12:&gt;&gt; <text:s/>( si := i; <text:s text:c="67"/></text:p>
      <text:p text:style-name="P15">13: <text:s text:c="5"/>sj := j; <text:s text:c="67"/></text:p>
      <text:p text:style-name="P15">14: <text:s text:c="5"/>sk := i + j; <text:s text:c="63"/></text:p>
      <text:p text:style-name="P15">15: <text:s text:c="5"/>return sk; <text:s text:c="65"/></text:p>
      <text:p text:style-name="P15">16: <text:s text:c="3"/>); <text:s text:c="75"/></text:p>
      <text:p text:style-name="P15">17: <text:s text:c="81"/></text:p>
      <text:p text:style-name="P14">[MainThread-7]&gt; down <text:s text:c="64"/></text:p>
      <text:p text:style-name="P15">In context of let statement in 'A' (test.vpp) at line 19:15 <text:s text:c="25"/></text:p>
      <text:p text:style-name="P14">[MainThread-7]&gt; stack <text:s text:c="63"/></text:p>
      <text:p text:style-name="P15">Stopped at break [1] in 'A' (test.vpp) at line 12:3 <text:s text:c="33"/></text:p>
      <text:p text:style-name="P15"><text:s text:c="8"/>a = A{#1, si:=undefined, sj:=undefined, sk:=123} <text:s text:c="28"/></text:p>
      <text:p text:style-name="P15">In context of let statement in 'A' (test.vpp) at line 19:15 <text:s text:c="25"/></text:p>
      <text:p text:style-name="P15">In class context of test() in 'A' (console) at line 1:1 <text:s text:c="29"/></text:p>
      <text:p text:style-name="P15">In root context of global static scope</text:p>
      <text:p text:style-name="P14">[MainThread-7]&gt; print a</text:p>
      <text:p text:style-name="P15">a = A{#1, si:=undefined, sj:=undefined, sk:=123}</text:p>
      <text:p text:style-name="P14"><text:soft-page-break/>[MainThread-7]&gt; step</text:p>
      <text:p text:style-name="P15">Stopped in 'A' (test.vpp) at line 13:5</text:p>
      <text:p text:style-name="P15">13: <text:s text:c="5"/>sj := j;</text:p>
      <text:p text:style-name="P14">[MainThread-7]&gt; step</text:p>
      <text:p text:style-name="P15">Stopped in 'A' (test.vpp) at line 14:5</text:p>
      <text:p text:style-name="P15">14: <text:s text:c="5"/>sk := i + j;</text:p>
      <text:p text:style-name="P14">[MainThread-7]&gt; step</text:p>
      <text:p text:style-name="P15">Stopped in 'A' (test.vpp) at line 15:5</text:p>
      <text:p text:style-name="P15">15: <text:s text:c="5"/>return sk;</text:p>
      <text:p text:style-name="P14">[MainThread-7]&gt; step</text:p>
      <text:p text:style-name="P15">= 3</text:p>
      <text:p text:style-name="P15">Executed in 83.143 secs.</text:p>
      <text:p text:style-name="P14">&gt; list</text:p>
      <text:p text:style-name="P15">break [1] in 'A' (test.vpp) at line 12:3</text:p>
      <text:p text:style-name="P15">12: <text:s text:c="3"/>( si := i;</text:p>
      <text:p text:style-name="P14">&gt; break op i &lt; 10</text:p>
      <text:p text:style-name="P15">Created break [2] when "i &lt; 10" in 'A' (test.vpp) at line 12:3</text:p>
      <text:p text:style-name="P15">12: <text:s text:c="3"/>( si := i;</text:p>
      <text:p text:style-name="P14">&gt; print new A().op(1,2)</text:p>
      <text:p text:style-name="P15">Stopped break [2] when "i &lt; 10" in 'A' (test.vpp) at line 12:3</text:p>
      <text:p text:style-name="P15">12: <text:s text:c="3"/>( si := i;</text:p>
      <text:p text:style-name="P14">[MainThread-8]&gt; continue</text:p>
      <text:p text:style-name="P15">= 3</text:p>
      <text:p text:style-name="P15">Executed in 21.217 secs.</text:p>
      <text:p text:style-name="P14">&gt; print new A().op(100,200)</text:p>
      <text:p text:style-name="P15">= 300</text:p>
      <text:p text:style-name="P15">Executed in 0.0020 secs.</text:p>
      <text:p text:style-name="P15">&gt;</text:p>
      <text:p text:style-name="P15"/>
      <text:p text:style-name="P13"/>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0">&gt; break 12 = 4</text:p>
      <text:p text:style-name="P19">Created break [1] when "= 4" in 'A' (test.vpp) at line 12:3</text:p>
      <text:p text:style-name="P19">12: <text:s text:c="3"/>( si := i;</text:p>
      <text:p text:style-name="P10">&gt; break 12 &gt; 4</text:p>
      <text:p text:style-name="P19">Created break [2] when "&gt; 4" in 'A' (test.vpp) at line 12:3</text:p>
      <text:p text:style-name="P19">12: <text:s text:c="3"/>( si := i;</text:p>
      <text:p text:style-name="P10">&gt; break 12 &gt;= 4</text:p>
      <text:p text:style-name="P19">Created break [3] when "&gt;= 4" in 'A' (test.vpp) at line 12:3</text:p>
      <text:p text:style-name="P19">12: <text:s text:c="3"/>( si := i;</text:p>
      <text:p text:style-name="P10">&gt; break 12 mod 4</text:p>
      <text:p text:style-name="P19">Created break [4] when "mod 4" in 'A' (test.vpp) at line 12:3</text:p>
      <text:p text:style-name="P19">12: <text:s text:c="3"/>( si := i;</text:p>
      <text:p text:style-name="P10">&gt; break 12 i &gt; j or i+j &gt; 10</text:p>
      <text:p text:style-name="P19">Created break [5] when "i &gt; j or i+j &gt; 10" in 'A' (test.vpp) at line 12:3</text:p>
      <text:p text:style-name="P19">12: <text:s text:c="3"/>( si := i;</text:p>
      <text:p text:style-name="P19">&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text:span><text:soft-page-break/><text:span text:style-name="T3">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1"/>
      <text:p text:style-name="P12">&gt; trace 14 mk_(i, j, sk)</text:p>
      <text:p text:style-name="P13">Created trace [1] show "mk_(i, j, sk)" in 'A' (test.vpp) at line 14:5</text:p>
      <text:p text:style-name="P13">14: <text:s text:c="5"/>sk := i + j;</text:p>
      <text:p text:style-name="P12">&gt; p test()</text:p>
      <text:p text:style-name="P13">mk_(i, j, sk) = mk_(1, 2, 123) at [1]</text:p>
      <text:p text:style-name="P13">= 3</text:p>
      <text:p text:style-name="P13">Executed in 0.0040 secs.</text:p>
      <text:p text:style-name="P13">&gt;</text:p>
      <text:p text:style-name="P13"/>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0">&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0">[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0">[MainThread-7]&gt; p x</text:p>
      <text:p text:style-name="Preformatted_20_Text">x = -1</text:p>
      <text:p text:style-name="P10">[MainThread-7]&gt; p y</text:p>
      <text:p text:style-name="Preformatted_20_Text">y = 0</text:p>
      <text:p text:style-name="P10">[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36179949"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0">&gt; break op</text:p>
      <text:p text:style-name="Preformatted_20_Text">Created break [1] in 'A' (threads.vpp) at line 5:9</text:p>
      <text:p text:style-name="Preformatted_20_Text">5: <text:s/><text:tab/><text:tab/>(</text:p>
      <text:p text:style-name="P10">&gt; p new A().run()</text:p>
      <text:p text:style-name="Preformatted_20_Text">Stopped in 'A' (threads.vpp) at line 14:27</text:p>
      <text:p text:style-name="Preformatted_20_Text">14: <text:s/><text:tab/><text:tab/><text:tab/>while true do skip</text:p>
      <text:p text:style-name="P10">[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9">RUNNING</text:span>)</text:p>
      <text:p text:style-name="Preformatted_20_Text">PeriodicThread-11 (RUNNABLE)</text:p>
      <text:p text:style-name="P10">[MainThread-7]&gt; c</text:p>
      <text:p text:style-name="Preformatted_20_Text">Stopped break [1] in 'A' (threads.vpp) at line 5:9</text:p>
      <text:p text:style-name="Preformatted_20_Text">5: <text:s/><text:tab/><text:tab/>(</text:p>
      <text:p text:style-name="P10">[PeriodicThread-8]&gt; c</text:p>
      <text:p text:style-name="Preformatted_20_Text">Thread 8...</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9]&gt; c</text:p>
      <text:p text:style-name="Preformatted_20_Text">Thread 9...</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0]&gt; c</text:p>
      <text:p text:style-name="Preformatted_20_Text">Thread 10...</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0">[MainThread-7]&gt; c</text:p>
      <text:p text:style-name="Preformatted_20_Text">Stopped break [1] in 'A' (threads.vpp) at line 5:9</text:p>
      <text:p text:style-name="Preformatted_20_Text">5: <text:s/><text:tab/><text:tab/>(</text:p>
      <text:p text:style-name="P10">[PeriodicThread-12]&gt; c</text:p>
      <text:p text:style-name="Preformatted_20_Text">Thread 12...</text:p>
      <text:p text:style-name="Preformatted_20_Text">Stopped in 'A' (threads.vpp) at line 14:27</text:p>
      <text:p text:style-name="Preformatted_20_Text">14: <text:s/><text:tab/><text:tab/><text:tab/>while true do skip</text:p>
      <text:p text:style-name="P10">[MainThread-7]&gt; remove 1</text:p>
      <text:p text:style-name="Preformatted_20_Text">Cleared break [1] in 'A' (threads.vpp) at line 5:9</text:p>
      <text:p text:style-name="Preformatted_20_Text">5: <text:s/><text:tab/><text:tab/>(</text:p>
      <text:p text:style-name="P10">[MainThread-7]&gt; c</text:p>
      <text:p text:style-name="Preformatted_20_Text">Stopped break [1] in 'A' (threads.vpp) at line 5:9</text:p>
      <text:p text:style-name="Preformatted_20_Text">5: <text:s/><text:tab/><text:tab/>(</text:p>
      <text:p text:style-name="P10">[PeriodicThread-13]&gt; c</text:p>
      <text:p text:style-name="Preformatted_20_Text">Thread 13...</text:p>
      <text:p text:style-name="Preformatted_20_Text">Thread 14...</text:p>
      <text:p text:style-name="Preformatted_20_Text">Thread 15...</text:p>
      <text:p text:style-name="Preformatted_20_Text">Thread 16...</text:p>
      <text:p text:style-name="P15">Thread 17...</text:p>
      <text:p text:style-name="P10"/>
      <text:p text:style-name="P15"/>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36178458" text:continue-numbering="true" text:style-name="Outline">
        <text:list-item>
          <text:list>
            <text:list-item>
              <text:list>
                <text:list-item>
                  <text:h text:style-name="P31"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0">$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1"/>
      <text:p text:style-name="P11">Dialect is VDM_RT</text:p>
      <text:p text:style-name="Preformatted_20_Text">&gt; <text:span text:style-name="T9">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15">&gt;</text:p>
      <text:p text:style-name="P15"/>
      <text:p text:style-name="P15"/>
      <text:p text:style-name="Text_20_body">To load a specification, starting an instance of VDMJ, you use the <text:span text:style-name="T1">load </text:span><text:span text:style-name="T3">command:</text:span></text:p>
      <text:p text:style-name="P15"/>
      <text:p text:style-name="Preformatted_20_Text">&gt; <text:span text:style-name="T9">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text:soft-page-break/>Standard error redirected to client</text:p>
      <text:p text:style-name="P15">[Id 1: STARTING]&gt; </text:p>
      <text:p text:style-name="P15"/>
      <text:p text:style-name="P15"/>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0">[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0">[Id 1: STOPPED]&gt; p obj1</text:p>
      <text:p text:style-name="Preformatted_20_Text">[Id 1: RUNNING]&gt; </text:p>
      <text:p text:style-name="Preformatted_20_Text">obj1 = A{#2, val:=0}</text:p>
      <text:p text:style-name="Preformatted_20_Text"/>
      <text:p text:style-name="P10">[Id 1: STOPPED]&gt; p obj1.Set(123)</text:p>
      <text:p text:style-name="Preformatted_20_Text">[Id 1: RUNNING]&gt; </text:p>
      <text:p text:style-name="Preformatted_20_Text">obj1.Set(123) = ()</text:p>
      <text:p text:style-name="Preformatted_20_Text">[Id 1: STOPPED]&gt; </text:p>
      <text:p text:style-name="Preformatted_20_Text"/>
      <text:p text:style-name="P10">[Id 1: STOPPED]&gt; p obj1</text:p>
      <text:p text:style-name="Preformatted_20_Text">[Id 1: RUNNING]&gt; </text:p>
      <text:p text:style-name="Preformatted_20_Text">obj1 = A{#2, val:=123}</text:p>
      <text:p text:style-name="P15">[Id 1: STOPPED]&gt;</text:p>
      <text:p text:style-name="P15"/>
      <text:p text:style-name="P15"/>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reformatted_20_Text"/>
      <text:p text:style-name="P24"/>
      <text:p text:style-name="Text_20_body">To illustrate threaded debugging, we use the <text:span text:style-name="T1">factorial </text:span><text:span text:style-name="T3">example from the CSK VDM++ manual.</text:span></text:p>
      <text:p text:style-name="Preformatted_20_Text"/>
      <text:p text:style-name="P10">[Id 1: STARTING]&gt; break 35</text:p>
      <text:p text:style-name="Preformatted_20_Text">Breakpoint [1] set</text:p>
      <text:p text:style-name="P10"><text:soft-page-break/>[Id 1: STARTING]&gt; p new Factorial().factorial(2)</text:p>
      <text:p text:style-name="Preformatted_20_Text">[Id 1: RUNNING]&gt; </text:p>
      <text:p text:style-name="Preformatted_20_Text">[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10">[Id 1: BREAK]&gt; thread 8</text:p>
      <text:p text:style-name="P10">[Id 8: BREAK]&gt; p i</text:p>
      <text:p text:style-name="Preformatted_20_Text">[Id 8: BREAK]&gt; </text:p>
      <text:p text:style-name="Preformatted_20_Text">i = 1</text:p>
      <text:p text:style-name="P10">[Id 8: BREAK]&gt; p j</text:p>
      <text:p text:style-name="Preformatted_20_Text">[Id 8: BREAK]&gt; </text:p>
      <text:p text:style-name="Preformatted_20_Text">j = 2</text:p>
      <text:p text:style-name="P10">[Id 8: BREAK]&gt; c</text:p>
      <text:p text:style-name="P10">[Id 8: RUNNING]&gt; thread 1</text:p>
      <text:p text:style-name="P10">[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9: BREAK</text:p>
      <text:p text:style-name="P10">[Id 1: BREAK]&gt; thread 9</text:p>
      <text:p text:style-name="P10">[Id 9: BREAK]&gt; p j</text:p>
      <text:p text:style-name="Preformatted_20_Text">[Id 9: BREAK]&gt; </text:p>
      <text:p text:style-name="Preformatted_20_Text">j = 1</text:p>
      <text:p text:style-name="P10">[Id 9: BREAK]&gt; c</text:p>
      <text:p text:style-name="P10">[Id 9: RUNNING]&gt; thread 8</text:p>
      <text:p text:style-name="P10">[Id 8: BREAK]&gt; c</text:p>
      <text:p text:style-name="Preformatted_20_Text">[Id 8: RUNNING]&gt; </text:p>
      <text:p text:style-name="Preformatted_20_Text">Thread stopped: Id 9: STOPPED</text:p>
      <text:p text:style-name="P10">[Id 8: RUNNING]&gt; thread 1</text:p>
      <text:p text:style-name="P10">[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text:soft-page-break/>[Id 1: BREAK]&gt; </text:p>
      <text:p text:style-name="Preformatted_20_Text">Stopped at break [1] in 'Multiplier' (/home/nick/eclipse.overture/VDMJTests/factorial.vpp) at line 35:9</text:p>
      <text:p text:style-name="Preformatted_20_Text">35: <text:s/><text:tab/><text:tab/>if i = j then result := i</text:p>
      <text:p text:style-name="P10">[Id 1: BREAK]&gt; threads</text:p>
      <text:p text:style-name="Preformatted_20_Text">Id 1: BREAK</text:p>
      <text:p text:style-name="Preformatted_20_Text">Id 8: BREAK</text:p>
      <text:p text:style-name="Preformatted_20_Text">Id 10: BREAK</text:p>
      <text:p text:style-name="P10">[Id 1: BREAK]&gt; thread 10</text:p>
      <text:p text:style-name="P10">[Id 10: BREAK]&gt; c</text:p>
      <text:p text:style-name="P10">[Id 10: RUNNING]&gt; thread 8</text:p>
      <text:p text:style-name="P10">[Id 8: BREAK]&gt; c</text:p>
      <text:p text:style-name="Preformatted_20_Text">[Id 8: RUNNING]&gt; </text:p>
      <text:p text:style-name="Preformatted_20_Text">Thread stopped: Id 10: STOPPED</text:p>
      <text:p text:style-name="P10">[Id 8: RUNNING]&gt; thread 1</text:p>
      <text:p text:style-name="P10">[Id 1: BREAK]&gt; c</text:p>
      <text:p text:style-name="Preformatted_20_Text">[Id 1: RUNNING]&gt; </text:p>
      <text:p text:style-name="Preformatted_20_Text">Thread stopped: Id 8: STOPPED</text:p>
      <text:p text:style-name="P10">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21">This is confusing, as with the simple command line debugger. But with VDMJC, as with a GUI, you can switch to any thread context you wish at any time.</text:p>
      <text:p text:style-name="P21">Similarly, tracepoints can be used to display variables without stopping:</text:p>
      <text:p text:style-name="P11"/>
      <text:p text:style-name="P10"><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0">[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0">new Factorial().factorial(3) = 6</text:p>
      <text:p text:style-name="Preformatted_20_Text">[Id 1: STOPPED]&gt; </text:p>
      <text:p text:style-name="Preformatted_20_Text">[Id 15: RUNNING] mk_(i,j) = mk_(2, 2) at [2]</text:p>
      <text:p text:style-name="P15">[Id 1: STOPPED]&gt;</text:p>
      <text:p text:style-name="P15"/>
      <text:p text:style-name="P15"/>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ext:soft-page-break/>To finish a VDMJ session, use the <text:span text:style-name="T1">quit </text:span><text:span text:style-name="T3">command:</text:span></text:p>
      <text:p text:style-name="P11"/>
      <text:p text:style-name="P10"><text:span text:style-name="T3">[Id 1: STOPPED]&gt; </text:span><text:span text:style-name="T3">quit</text:span></text:p>
      <text:p text:style-name="Preformatted_20_Text">Terminating VDMJ process</text:p>
      <text:p text:style-name="P15">&gt;</text:p>
      <text:p text:style-name="P15"/>
      <text:p text:style-name="P15"/>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1"/>
      <text:p text:style-name="Preformatted_20_Text">&gt; <text:span text:style-name="T9">eval factorial.vpp</text:span></text:p>
      <text:p text:style-name="P10">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0">[Id 1: STARTING]&gt; run</text:p>
      <text:p text:style-name="Preformatted_20_Text">[Id 1: RUNNING]&gt; </text:p>
      <text:p text:style-name="Preformatted_20_Text">stdout: 24</text:p>
      <text:p text:style-name="Preformatted_20_Text">[Id 1: STOPPED]&gt; </text:p>
      <text:p text:style-name="Preformatted_20_Text"/>
      <text:list xml:id="list36197120"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3">and </text:span><text:span text:style-name="T1">VDMUtil</text:span><text:span text:style-name="T3">. <text:s/>These enable the interpreter to call out to standard library functions in Java, for example to read data from a file or to perform various mathematical functions.</text:span></text:p>
      <text:p text:style-name="Text_20_body"><text:span text:style-name="T3">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3">, but they are distributed freely with the Overture project.</text:span></text:p>
      <text:p text:style-name="Text_20_body"><text:span text:style-name="T3">For example, the following simple VDM function calls the sine function from the MATH library, assuming the VDM-SL source is located in </text:span><text:span text:style-name="T1">stdlib/MATH.vdm</text:span><text:span text:style-name="T3">. Note that the test uses the constant </text:span><text:span text:style-name="T1">MATH`pi</text:span><text:span text:style-name="T3">.</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2">$ java -jar vdmj-2.0.1.jar -vdmsl -i test.vdm stdlib/MATH.vdm</text:p>
      <text:p text:style-name="P11">Parsed 2 modules in 0.282 secs. No syntax errors</text:p>
      <text:p text:style-name="P11">Type checked 2 modules in 0.016 secs. No type errors</text:p>
      <text:p text:style-name="P11">Initialized 2 modules in 0.062 secs.</text:p>
      <text:p text:style-name="P11">Interpreter started</text:p>
      <text:p text:style-name="P12">&gt; p sin(MATH`pi/4)</text:p>
      <text:p text:style-name="P11">= 0.7071067811865475</text:p>
      <text:p text:style-name="P11">Executed in 0.016 secs.</text:p>
      <text:p text:style-name="P11">&gt;</text:p>
      <text:list xml:id="list36187467" text:continue-numbering="true"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21">For example:</text:p>
      <text:p text:style-name="P11"/>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1">class Tester</text:p>
      <text:p text:style-name="P11">instance variables</text:p>
      <text:p text:style-name="P11"><text:tab/>obj:Tested := new Tested();</text:p>
      <text:p text:style-name="P11"/>
      <text:p text:style-name="P11">traces</text:p>
      <text:p text:style-name="P11"><text:tab/>test1: obj.op1();</text:p>
      <text:p text:style-name="P11"><text:tab/>test2: obj.op1(); obj.op1(); obj.op1();</text:p>
      <text:p text:style-name="P11"/>
      <text:p text:style-name="P11">end Tester</text:p>
      <text:p text:style-name="P11"/>
      <text:p text:style-name="P11"/>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21">If this specification is loaded into the VDMJ interpreter, the following output is produced:</text:p>
      <text:p text:style-name="P11"/>
      <text:p text:style-name="P10">&gt; runtrace Tester`test1</text:p>
      <text:p text:style-name="Preformatted_20_Text">Test 1 = obj.op1()</text:p>
      <text:p text:style-name="Preformatted_20_Text">Result = [1, PASSED]</text:p>
      <text:p text:style-name="Preformatted_20_Text">Executed in 0.04 secs.</text:p>
      <text:p text:style-name="Preformatted_20_Text"/>
      <text:p text:style-name="P10">&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21">Suppose, based on the tests above, that the Tested class was really designed to have the op1 <text:soft-page-break/>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11"/>
      <text:p text:style-name="Preformatted_20_Text"><text:span text:style-name="T3"><text:tab/>test2: obj.op1()</text:span><text:span text:style-name="T4">{1,5}</text:span></text:p>
      <text:p text:style-name="P11"/>
      <text:p text:style-name="P11"/>
      <text:p text:style-name="P21">That indicates that the op1 call is to be made once, then twice, then three times and so on, up to five times – ie. this single trace specification actually describes five separate tests:</text:p>
      <text:p text:style-name="P11"/>
      <text:p text:style-name="P12">&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21">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18"><text:tab/><text:tab/>let x in set {1,...,10} be <text:span text:style-name="T6">st</text:span> x <text:span text:style-name="T6">mod</text:span> 2 = 0 in</text:p>
      <text:p text:style-name="Preformatted_20_Text"><text:tab/><text:tab/><text:tab/>let y = x + 1 in</text:p>
      <text:p text:style-name="P18"><text:tab/><text:tab/><text:tab/><text:tab/>(<text:span text:style-name="T6">obj</text:span>.op1(); <text:span text:style-name="T6">obj</text:span>.op2(x,y){1,2} | <text:span text:style-name="T6">obj</text:span>.op1())</text:p>
      <text:p text:style-name="P18"/>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xt:soft-page-break/>Test 8 = obj.op1(); obj.op2(6, 7); obj.op2(6, 7)</text:p>
      <text:p text:style-name="Preformatted_20_Text">Result = [1, 14, 27, PASSED]</text:p>
      <text:p text:style-name="Preformatted_20_Text">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15">Executed in 0.032 secs.</text:p>
      <text:p text:style-name="P15"/>
      <text:p text:style-name="P1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18"><text:tab/>public op2: <text:span text:style-name="T6">int</text:span> * <text:span text:style-name="T6">int</text:span> ==&gt; <text:span text:style-name="T6">int</text:span></text:p>
      <text:p text:style-name="P18"><text:tab/><text:tab/>op2(x, y) == ( total := total + x + y; return total; )</text:p>
      <text:p text:style-name="P18"><text:tab/><text:tab/>post total &lt; 10;</text:p>
      <text:p text:style-name="Preformatted_20_Text">...</text:p>
      <text:p text:style-name="Preformatted_20_Text"/>
      <text:p text:style-name="P10">&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9">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9">FAILED</text:span>]</text:p>
      <text:p text:style-name="Preformatted_20_Text">Test 5 = obj.op1(); obj.op2(4, 5); obj.op2(4, 5)</text:p>
      <text:p text:style-name="Preformatted_20_Text">Test 5 <text:span text:style-name="T9">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36187897"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0"><text:tab/>T1: let x in set {111, 222} in obj.</text:span><text:span text:style-name="T7">op</text:span><text:span text:style-name="T13">(x){1, 3}</text:span></text:p>
      <text:p text:style-name="Preformatted_20_Text"/>
      <text:p text:style-name="Preformatted_20_Text"/>
      <text:p text:style-name="P14">&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14">&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0">&gt; break op</text:p>
      <text:p text:style-name="Preformatted_20_Text">Created break [1] in 'Tested' (test.vpp) at line 10:18</text:p>
      <text:p text:style-name="Preformatted_20_Text">10: <text:s/><text:tab/><text:tab/>op(a) == ( total := total + a; return total; );</text:p>
      <text:p text:style-name="P10">&gt; runtrace Tester`T1 5</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0</text:p>
      <text:p text:style-name="P10">[CTMainThread-14]&gt; c</text:p>
      <text:p text:style-name="Preformatted_20_Text">Stopped break [1] in 'Tested' (test.vpp) at line 10:18</text:p>
      <text:p text:style-name="Preformatted_20_Text">10: <text:s/><text:tab/><text:tab/>op(a) == ( total := total + a; return total; );</text:p>
      <text:p text:style-name="P10">[CTMainThread-14]&gt; p total</text:p>
      <text:p text:style-name="Preformatted_20_Text">total = 222</text:p>
      <text:p text:style-name="P10">[CTMainThread-14]&gt; p a</text:p>
      <text:p text:style-name="Preformatted_20_Text">a = 222</text:p>
      <text:p text:style-name="P10">[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0">&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text:soft-page-break/>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18">class A</text:p>
      <text:p text:style-name="P18">operations</text:p>
      <text:p text:style-name="P18"><text:tab/>public <text:span text:style-name="T6">op</text:span>: <text:span text:style-name="T6">int</text:span> * <text:span text:style-name="T6">int</text:span> ==&gt; ()</text:p>
      <text:p text:style-name="P18"><text:tab/><text:span text:style-name="T6">op</text:span>(a, b) == let - = a/b in skip;</text:p>
      <text:p text:style-name="P18"><text:tab/></text:p>
      <text:p text:style-name="P18">end A</text:p>
      <text:p text:style-name="P18"/>
      <text:p text:style-name="P18">class B</text:p>
      <text:p text:style-name="P18">instance variables</text:p>
      <text:p text:style-name="P18"><text:tab/>obj:A := new A();</text:p>
      <text:p text:style-name="P18"><text:tab/></text:p>
      <text:p text:style-name="P18">traces</text:p>
      <text:p text:style-name="P18"><text:tab/>T: let x in set {-1, 0, 1} in <text:span text:style-name="T6">obj</text:span>.<text:span text:style-name="T6">op</text:span>(1, x);</text:p>
      <text:p text:style-name="P18"><text:tab/></text:p>
      <text:p text:style-name="P20">end B</text:p>
      <text:p text:style-name="P20"/>
      <text:p text:style-name="P20"/>
      <text:p text:style-name="Text_20_body">If we simply run the B`T test, this will produce a result with a divide by zero error in the 2nd test:</text:p>
      <text:p text:style-name="Preformatted_20_Text"/>
      <text:p text:style-name="P10">&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15">&gt; </text:p>
      <text:p text:style-name="Preformatted_20_Text"/>
      <text:p text:style-name="Text_20_body">So we might try to set a breakpoint on the operation, re-run just the second test and step into the evaluation.</text:p>
      <text:p text:style-name="Preformatted_20_Text"/>
      <text:p text:style-name="P10">&gt; break op</text:p>
      <text:p text:style-name="Preformatted_20_Text">Created break [1] in 'A' (CT.vpp) at line 4:17</text:p>
      <text:p text:style-name="Preformatted_20_Text">4: <text:s/><text:tab/>op(a, b) == let - = a/b in skip;</text:p>
      <text:p text:style-name="P10">&gt; runtrace B`T 2</text:p>
      <text:p text:style-name="Preformatted_20_Text">Stopped break [1] in 'A' (CT.vpp) at line 4:17</text:p>
      <text:p text:style-name="Preformatted_20_Text">4: <text:s/><text:tab/>op(a, b) == let - = a/b in skip;</text:p>
      <text:p text:style-name="P10">[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14">&gt; remove 1</text:p>
      <text:p text:style-name="P15">Cleared break [1] in 'A' (CT.vpp) at line 4:17</text:p>
      <text:p text:style-name="P15">4: <text:s/><text:tab/>op(a, b) == let - = a/b in skip;</text:p>
      <text:p text:style-name="P14"><text:soft-page-break/>&gt; debugtrace B`T 2</text:p>
      <text:p text:style-name="P16">Error 4134: Infinite or NaN trouble in 'A' at line 4:26</text:p>
      <text:p text:style-name="P15">Stopped in 'A' (CT.vpp) at line 4:26</text:p>
      <text:p text:style-name="P15">4: <text:s/><text:tab/>op(a, b) == let - = a/b in skip;</text:p>
      <text:p text:style-name="P14">[CTMainThread-15]&gt; p a</text:p>
      <text:p text:style-name="P15">a = 1</text:p>
      <text:p text:style-name="P14">[CTMainThread-15]&gt; p b</text:p>
      <text:p text:style-name="P15">b = 0</text:p>
      <text:p text:style-name="P10">[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0">[CTMainThread-15]&gt; c</text:p>
      <text:p text:style-name="P15">Test 2 = obj.op(1, 0)</text:p>
      <text:p text:style-name="P15">Result = [Error 4134: Infinite or NaN trouble in 'A' at line 4:26, FAILED]</text:p>
      <text:p text:style-name="P15">Executed in 14.093 secs. </text:p>
      <text:p text:style-name="P15">&gt; </text:p>
      <text:list xml:id="list36186842"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0">&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oft-page-break/><text:span text:style-name="T3">want to run – say 10%.</text:span></text:p>
      <text:p text:style-name="P10">&gt; filter 10</text:p>
      <text:p text:style-name="Preformatted_20_Text">Trace filter currently 10.0% RANDOM</text:p>
      <text:p text:style-name="P10">&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0">&gt; filter 1</text:p>
      <text:p text:style-name="Preformatted_20_Text">Trace filter currently 1.0% RANDOM</text:p>
      <text:p text:style-name="P10">&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0">&gt; filter shapes<text:span text:style-name="T20">_</text:span>novars</text:p>
      <text:p text:style-name="Preformatted_20_Text">Trace filter currently 1.0% SHAPES_NOVARS</text:p>
      <text:p text:style-name="P10">&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0">&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36199808"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0">$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0">$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0">$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0">$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15">&gt; </text:p>
      <text:p text:style-name="Preformatted_20_Text"/>
      <text:p text:style-name="Text_20_body">Appendix B lists the character set names that may be used with -c or -t.</text:p>
      <text:list xml:id="list36182236"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36199213"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23"/>
      <text:p text:style-name="Preformatted_20_Text">&gt;<text:span text:style-name="T9">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4">seq</text:span> of M;</text:p>
      <text:p text:style-name="Preformatted_20_Text">--<text:span text:style-name="T14">inv</text:span> Q == </text:p>
      <text:p text:style-name="Preformatted_20_Text">-- <text:s/><text:span text:style-name="T14">forall</text:span> a in set <text:span text:style-name="T14">elems</text:span> Q &amp;</text:p>
      <text:p text:style-name="Preformatted_20_Text">-- <text:s text:c="3"/>(not exists b in set <text:span text:style-name="T14">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4">nat</text:span></text:p>
      <text:p text:style-name="Preformatted_20_Text"><text:s text:c="5"/>stop : <text:span text:style-name="T14">nat</text:span></text:p>
      <text:p text:style-name="Preformatted_20_Text"><text:span text:style-name="T14">inv</text:span> mk_M(-, a, b) == (b &gt;= a)</text:p>
      <text:p text:style-name="Preformatted_20_Text"/>
      <text:p text:style-name="Preformatted_20_Text"/>
      <text:p text:style-name="Preformatted_20_Text">state Memory of</text:p>
      <text:p text:style-name="Preformatted_20_Text"><text:s text:c="2"/><text:span text:style-name="T14">rseed</text:span>: <text:span text:style-name="T14">nat</text:span></text:p>
      <text:p text:style-name="Preformatted_20_Text"><text:s text:c="2"/>Q3: Quadrant</text:p>
      <text:p text:style-name="Preformatted_20_Text"><text:s text:c="2"/>Q4: Quadrant</text:p>
      <text:p text:style-name="Preformatted_20_Text"><text:span text:style-name="T14">inv</text:span> mk_Memory(-, q3, q4) == <text:span text:style-name="T14">len</text:span> q3 &gt; 0 and <text:span text:style-name="T14">len</text:span> q4 &gt; 0</text:p>
      <text:p text:style-name="Preformatted_20_Text"><text:span text:style-name="T14">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4">sizeof</text:span>: M -&gt; nat1</text:p>
      <text:p text:style-name="Preformatted_20_Text"><text:span text:style-name="T14">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4">spacefor</text:span>: nat1 * Quadrant -&gt; nat1</text:p>
      <text:p text:style-name="Preformatted_20_Text"><text:soft-page-break/><text:span text:style-name="T14">spacefor</text:span>(size, Q) ==</text:p>
      <text:p text:style-name="Preformatted_20_Text"><text:s text:c="2"/>cases Q:</text:p>
      <text:p text:style-name="Preformatted_20_Text"><text:s text:c="4"/>[] <text:s text:c="8"/>-&gt; MAXMEM + 1,</text:p>
      <text:p text:style-name="Preformatted_20_Text"><text:s text:c="4"/>[h] ^ tail -&gt; if h.type = &lt;FREE&gt; and <text:span text:style-name="T14">sizeof</text:span>(h) &gt;= size</text:p>
      <text:p text:style-name="Preformatted_20_Text"><text:s text:c="18"/>then <text:span text:style-name="T14">sizeof</text:span>(h) </text:p>
      <text:p text:style-name="Preformatted_20_Text"><text:s text:c="18"/>else <text:span text:style-name="T14">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4">nat</text:span></text:p>
      <text:p text:style-name="Preformatted_20_Text">QuadrantLen(-,list) == </text:p>
      <text:p text:style-name="Preformatted_20_Text"><text:s text:c="2"/><text:span text:style-name="T14">len</text:span> list;</text:p>
      <text:p text:style-name="Preformatted_20_Text"/>
      <text:p text:style-name="Preformatted_20_Text"><text:span text:style-name="T14">bestfit</text:span>: nat1 * Quadrant -&gt; nat1</text:p>
      <text:p text:style-name="Preformatted_20_Text"><text:span text:style-name="T14">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4">sizeof</text:span>(h) &gt;= size</text:p>
      <text:p text:style-name="Preformatted_20_Text"><text:s text:c="18"/>then least(<text:span text:style-name="T14">sizeof</text:span>(h), <text:span text:style-name="T14">bestfit</text:span>(size, tail))</text:p>
      <text:p text:style-name="Preformatted_20_Text"><text:s text:c="18"/>else <text:span text:style-name="T14">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4">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4">pre</text:span> hole &gt;= size</text:p>
      <text:p text:style-name="Preformatted_20_Text">measure QuadrantLen2;</text:p>
      <text:p text:style-name="Preformatted_20_Text"/>
      <text:p text:style-name="Preformatted_20_Text">QuadrantLen2: nat1 * nat1 * Quadrant -&gt; <text:span text:style-name="T14">nat</text:span></text:p>
      <text:p text:style-name="Preformatted_20_Text">QuadrantLen2(-,-,list) == </text:p>
      <text:p text:style-name="Preformatted_20_Text"><text:s text:c="2"/><text:span text:style-name="T14">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4">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4">nat</text:span></text:p>
      <text:p text:style-name="Preformatted_20_Text">QuadrantLen0(list) == </text:p>
      <text:p text:style-name="Preformatted_20_Text"><text:s text:c="2"/><text:span text:style-name="T14">len</text:span> list;</text:p>
      <text:p text:style-name="Preformatted_20_Text"/>
      <text:p text:style-name="Preformatted_20_Text">delete: M * Quadrant -&gt; Quadrant</text:p>
      <text:p text:style-name="Preformatted_20_Text">delete(item, Q) ==</text:p>
      <text:p text:style-name="Preformatted_20_Text"><text:s text:c="2"/>if <text:span text:style-name="T14">hd</text:span> Q = item</text:p>
      <text:p text:style-name="Preformatted_20_Text"><text:s text:c="2"/>then combine([mk_M(&lt;FREE&gt;, item.start, item.stop)] ^ <text:span text:style-name="T14">tl</text:span> Q)</text:p>
      <text:p text:style-name="Preformatted_20_Text"><text:s text:c="2"/>else [<text:span text:style-name="T14">hd</text:span> Q] ^ delete(item, <text:span text:style-name="T14">tl</text:span> Q)</text:p>
      <text:p text:style-name="Preformatted_20_Text"><text:s text:c="2"/>measure MQuadrantLen;</text:p>
      <text:p text:style-name="Preformatted_20_Text"/>
      <text:p text:style-name="Preformatted_20_Text"><text:soft-page-break/>MQuadrantLen: M * Quadrant -&gt; <text:span text:style-name="T14">nat</text:span></text:p>
      <text:p text:style-name="Preformatted_20_Text">MQuadrantLen(-,list) == </text:p>
      <text:p text:style-name="Preformatted_20_Text"><text:s text:c="2"/><text:span text:style-name="T14">len</text:span> list;</text:p>
      <text:p text:style-name="Preformatted_20_Text"/>
      <text:p text:style-name="Preformatted_20_Text">fragments: Quadrant -&gt; <text:span text:style-name="T14">nat</text:span></text:p>
      <text:p text:style-name="Preformatted_20_Text">fragments(Q) ==</text:p>
      <text:p text:style-name="Preformatted_20_Text"><text:s text:c="2"/>card {x | x in set <text:span text:style-name="T14">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4">rseed</text:span> := n;</text:p>
      <text:p text:style-name="Preformatted_20_Text"><text:tab/></text:p>
      <text:p text:style-name="Preformatted_20_Text"><text:span text:style-name="T14">inc</text:span>: () ==&gt; ()</text:p>
      <text:p text:style-name="Preformatted_20_Text"><text:span text:style-name="T14">inc</text:span>() ==</text:p>
      <text:p text:style-name="Preformatted_20_Text"><text:s text:c="2"/>for i = 1 to <text:span text:style-name="T14">rseed</text:span> <text:span text:style-name="T14">mod</text:span> 7 + 3 </text:p>
      <text:p text:style-name="Preformatted_20_Text"><text:s text:c="2"/>do</text:p>
      <text:p text:style-name="Preformatted_20_Text"><text:s text:c="4"/><text:span text:style-name="T14">rseed</text:span> := (<text:span text:style-name="T14">rseed</text:span> * 69069 + 5) <text:span text:style-name="T14">mod</text:span> 4294967296;</text:p>
      <text:p text:style-name="Preformatted_20_Text"/>
      <text:p text:style-name="Preformatted_20_Text"><text:span text:style-name="T14">rand</text:span>: nat1 ==&gt; nat1</text:p>
      <text:p text:style-name="Preformatted_20_Text"><text:span text:style-name="T14">rand</text:span>(n) ==</text:p>
      <text:p text:style-name="Preformatted_20_Text"><text:s/>(<text:span text:style-name="T14">inc</text:span>();</text:p>
      <text:p text:style-name="Preformatted_20_Text"><text:s text:c="2"/>return <text:span text:style-name="T14">rseed</text:span> <text:span text:style-name="T14">mod</text:span> n + 1;</text:p>
      <text:p text:style-name="Preformatted_20_Text"><text:s/>);</text:p>
      <text:p text:style-name="Preformatted_20_Text"/>
      <text:p text:style-name="Preformatted_20_Text">FirstFit: nat1 ==&gt; <text:span text:style-name="T14">bool</text:span></text:p>
      <text:p text:style-name="Preformatted_20_Text">FirstFit(size) ==</text:p>
      <text:p text:style-name="Preformatted_20_Text"><text:s/>(let q4 = <text:span text:style-name="T14">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4">bool</text:span></text:p>
      <text:p text:style-name="Preformatted_20_Text">BestFit(size) ==</text:p>
      <text:p text:style-name="Preformatted_20_Text"><text:s/>(let q4 = <text:span text:style-name="T14">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4">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4">rand</text:span>(2) = 1</text:p>
      <text:p text:style-name="Preformatted_20_Text"><text:s text:c="2"/>then let i = <text:span text:style-name="T14">rand</text:span>(<text:span text:style-name="T14">len</text:span> Q3) </text:p>
      <text:p text:style-name="Preformatted_20_Text"><text:soft-page-break/><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14">rand</text:span>(<text:span text:style-name="T14">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4">pre</text:span> (exists m in set <text:span text:style-name="T14">elems</text:span> Q3 &amp; m.type = &lt;USED&gt;) or</text:p>
      <text:p text:style-name="Preformatted_20_Text"><text:s text:c="4"/>(exists m in set <text:span text:style-name="T14">elems</text:span> Q4 &amp; m.type = &lt;USED&gt;);</text:p>
      <text:p text:style-name="Preformatted_20_Text"/>
      <text:p text:style-name="Preformatted_20_Text">TryFirst: <text:span text:style-name="T14">nat</text:span> ==&gt; <text:span text:style-name="T14">nat</text:span></text:p>
      <text:p text:style-name="Preformatted_20_Text">TryFirst(loops) ==</text:p>
      <text:p text:style-name="Preformatted_20_Text"><text:s/>(<text:span text:style-name="T14">dcl</text:span> count:int := 0;</text:p>
      <text:p text:style-name="Preformatted_20_Text"><text:tab/></text:p>
      <text:p text:style-name="Preformatted_20_Text"><text:s text:c="2"/>while count &lt; loops and Fir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4">nat</text:span> ==&gt; <text:span text:style-name="T14">nat</text:span></text:p>
      <text:p text:style-name="Preformatted_20_Text">TryBest(loops) ==</text:p>
      <text:p text:style-name="Preformatted_20_Text"><text:s/>(<text:span text:style-name="T14">dcl</text:span> count:int := 0;</text:p>
      <text:p text:style-name="Preformatted_20_Text"><text:tab/></text:p>
      <text:p text:style-name="Preformatted_20_Text"><text:s text:c="2"/>while count &lt; loops and BestFit(<text:span text:style-name="T14">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4">seq</text:span> of (&lt;BEST&gt; | &lt;FIRST&gt; | &lt;SAME&gt;)</text:p>
      <text:p text:style-name="Preformatted_20_Text">main(tries, loops) ==</text:p>
      <text:p text:style-name="Preformatted_20_Text"><text:s/>(<text:span text:style-name="T14">dcl</text:span> result: <text:span text:style-name="T14">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4">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4">elseif</text:span> best &gt; first </text:p>
      <text:p text:style-name="Preformatted_20_Text"><text:s text:c="5"/>then result := result ^ [&lt;BEST&gt;]</text:p>
      <text:p text:style-name="Preformatted_20_Text"><text:s text:c="5"/>else result := result ^ [&lt;FIRST&gt;];</text:p>
      <text:p text:style-name="Preformatted_20_Text"><text:soft-page-break/><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p text:style-name="Preformatted_20_Text"/>
      <text:list xml:id="list36187297"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line-height="0.1598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line-height="0.15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Table2" style:family="table">
      <style:table-properties table:align="margins" fo:keep-with-next="always"/>
    </style:style>
    <style:style style:name="Table2.A" style:family="table-column">
      <style:table-column-properties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598in" fo:page-height="11.670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VDMJ User Guide</text:p>
            </table:table-cell>
            <table:table-cell office:value-type="string">
              <text:p text:style-name="MP3">Date: <text:modification-date style:data-style-name="N37">28/01/11</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0</text:user-defined></text:p>
            </table:table-cell>
            <table:table-cell table:style-name="Footing.A1" office:value-type="string">
              <text:p text:style-name="MP5">Copyright © Fujitsu Services 2011</text:p>
            </table:table-cell>
            <table:table-cell table:style-name="Footing.A1" office:value-type="string">
              <text:p text:style-name="MP6">Page <text:page-number text:select-page="current">2</text:page-number> of <text:page-count style:num-format="1">43</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0">28/01/11</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VDM User Guide</dc:title>
    <dc:description>The User Guide for VDMJ.</dc:description>
    <meta:editing-cycles>142</meta:editing-cycles>
    <meta:editing-duration>P1DT3H33M</meta:editing-duration>
    <dc:date>2011-01-28T16:06:28.06</dc:date>
    <meta:keyword>VDMJ</meta:keyword>
    <dc:subject>VDMJ</dc:subject>
    <dc:creator>Nick Battle</dc:creator>
    <meta:document-statistic meta:table-count="5" meta:image-count="0" meta:object-count="0" meta:page-count="43" meta:paragraph-count="1638" meta:word-count="14959" meta:character-count="91413"/>
    <meta:user-defined meta:name="Info 1">1.0</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